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4" style:family="table-cell" style:parent-style-name="Normal_32_2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5" style:family="table-cell" style:parent-style-name="Normal_32_2" style:data-style-name="N0">
      <style:table-cell-properties style:vertical-align="automatic" fo:background-color="transparent"/>
    </style:style>
    <style:style style:name="ce6" style:family="table-cell" style:parent-style-name="Hyperlink"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7" style:family="table-cell" style:parent-style-name="Hyperlink_32_2" style:data-style-name="N0">
      <style:table-cell-properties fo:background-color="transparent"/>
      <style:text-properties fo:color="#0000FF" style:text-underline-style="solid" style:text-underline-type="single"/>
    </style:style>
    <style:style style:name="ce8" style:family="table-cell" style:parent-style-name="Heading_32_2" style:data-style-name="N0">
      <style:table-cell-properties fo:border="none" style:vertical-align="automatic"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9"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10"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1"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12" style:family="table-cell" style:parent-style-name="Hyperlink_32_2" style:data-style-name="N0">
      <style:table-cell-properties style:vertical-align="automatic" fo:wrap-option="wrap"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13"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4" style:family="table-cell" style:parent-style-name="Default" style:data-style-name="N0">
      <style:table-cell-properties style:vertical-align="automatic" fo:background-color="transparent"/>
      <style:text-properties fo:font-size="12pt" style:font-size-asian="12pt" style:font-size-complex="12pt"/>
    </style:style>
    <style:style style:name="ce15" style:family="table-cell" style:parent-style-name="Normal_32_2_32_2" style:data-style-name="N0">
      <style:table-cell-properties style:vertical-align="automatic" fo:background-color="transparent"/>
      <style:text-properties fo:font-size="12pt" style:font-size-asian="12pt" style:font-size-complex="12pt"/>
    </style:style>
    <style:style style:name="ce16"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7" style:family="table-cell" style:parent-style-name="Normal_32_2" style:data-style-name="N0">
      <style:table-cell-properties style:vertical-align="automatic" fo:background-color="transparent"/>
      <style:text-properties fo:font-size="12pt" style:font-size-asian="12pt" style:font-size-complex="12pt"/>
    </style:style>
    <style:style style:name="ce18" style:family="table-cell" style:parent-style-name="Normal_32_2"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automatic" fo:wrap-option="wrap"/>
      <style:text-properties fo:font-size="12pt" style:font-size-asian="12pt" style:font-size-complex="12pt"/>
    </style:style>
    <style:style style:name="ce20"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21" style:family="table-cell" style:parent-style-name="Default" style:data-style-name="N0">
      <style:table-cell-properties style:vertical-align="automatic" fo:background-color="transparent" style:repeat-content="false"/>
      <style:paragraph-properties fo:text-align="start" fo:margin-left="0cm" style:writing-mode="lr"/>
      <style:text-properties fo:font-size="12pt" style:font-size-asian="12pt" style:font-size-complex="12pt"/>
    </style:style>
    <style:style style:name="ce22" style:family="table-cell" style:parent-style-name="Heading_32_1_32_2"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3" style:family="table-cell" style:parent-style-name="Default" style:data-style-name="N0">
      <style:table-cell-properties style:vertical-align="top" fo:background-color="transparent"/>
      <style:paragraph-properties fo:margin-left="0cm" style:writing-mode="lr"/>
      <style:text-properties fo:font-size="12pt" style:font-size-asian="12pt" style:font-size-complex="12pt"/>
    </style:style>
    <style:style style:name="ce24" style:family="table-cell" style:parent-style-name="Heading_32_2" style:data-style-name="N0">
      <style:table-cell-properties fo:border="none"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25" style:family="table-cell" style:parent-style-name="Heading_32_2" style:data-style-name="N0">
      <style:table-cell-properties fo:border="none" style:vertical-align="middle" fo:background-color="transparent"/>
      <style:text-properties fo:color="#000000" fo:font-size="14pt" style:font-size-asian="14pt" style:font-size-complex="14pt" fo:font-weight="bold" style:font-weight-asian="bold" style:font-weight-complex="bold"/>
    </style:style>
    <style:style style:name="ce26"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27" style:family="table-cell" style:parent-style-name="Normal_32_3" style:data-style-name="N0">
      <style:table-cell-properties style:vertical-align="automatic" fo:background-color="transparent"/>
    </style:style>
    <style:style style:name="ce28" style:family="table-cell" style:parent-style-name="Normal_32_3"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9" style:family="table-cell" style:parent-style-name="Normal_32_3"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0" style:family="table-cell" style:parent-style-name="Default" style:data-style-name="N0">
      <style:table-cell-properties style:vertical-align="automatic"/>
    </style:style>
    <style:style style:name="ce31"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3" style:family="table-cell" style:parent-style-name="Default"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4" style:family="table-cell" style:parent-style-name="Normal_32_3" style:data-style-name="N36">
      <style:table-cell-properties style:vertical-align="middle" fo:background-color="transparent" style:repeat-content="false"/>
      <style:paragraph-properties fo:text-align="end" fo:margin-right="0cm" style:writing-mode="lr"/>
      <style:text-properties fo:font-size="12pt" style:font-size-asian="12pt" style:font-size-complex="12pt"/>
    </style:style>
    <style:style style:name="ce35" style:family="table-cell" style:parent-style-name="Normal_32_3"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6" style:family="table-cell" style:parent-style-name="Default"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37" style:family="table-cell" style:parent-style-name="Normal_32_3" style:data-style-name="N36">
      <style:table-cell-properties style:vertical-align="middle" fo:background-color="transparent"/>
      <style:paragraph-properties fo:margin-left="0cm" style:writing-mode="lr"/>
      <style:text-properties fo:font-size="12pt" style:font-size-asian="12pt" style:font-size-complex="12pt"/>
    </style:style>
    <style:style style:name="ce38" style:family="table-cell" style:parent-style-name="Normal_32_3"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39"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40"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color="#FFFFFF" fo:font-size="12pt" style:font-size-asian="12pt" style:font-size-complex="12pt"/>
    </style:style>
    <style:style style:name="co1" style:family="table-column">
      <style:table-column-properties fo:break-before="auto" style:column-width="23.7595833333333cm"/>
    </style:style>
    <style:style style:name="co2" style:family="table-column">
      <style:table-column-properties fo:break-before="auto" style:column-width="1.69333333333333cm"/>
    </style:style>
    <style:style style:name="co3" style:family="table-column">
      <style:table-column-properties fo:break-before="auto" style:column-width="3.12208333333333cm"/>
    </style:style>
    <style:style style:name="co4" style:family="table-column">
      <style:table-column-properties fo:break-before="auto" style:column-width="30.9033333333333cm"/>
    </style:style>
    <style:style style:name="co5" style:family="table-column">
      <style:table-column-properties fo:break-before="auto" style:column-width="5.57388888888889cm"/>
    </style:style>
    <style:style style:name="co6" style:family="table-column">
      <style:table-column-properties fo:break-before="auto" style:column-width="3.98638888888889cm"/>
    </style:style>
    <style:style style:name="co7" style:family="table-column">
      <style:table-column-properties fo:break-before="auto" style:column-width="2.91041666666667cm"/>
    </style:style>
    <style:style style:name="co8" style:family="table-column">
      <style:table-column-properties fo:break-before="auto" style:column-width="3.54541666666667cm"/>
    </style:style>
    <style:style style:name="co9" style:family="table-column">
      <style:table-column-properties fo:break-before="auto" style:column-width="4.93888888888889cm"/>
    </style:style>
    <style:style style:name="co10" style:family="table-column">
      <style:table-column-properties fo:break-before="auto" style:column-width="3.88055555555556cm"/>
    </style:style>
    <style:style style:name="co11" style:family="table-column">
      <style:table-column-properties fo:break-before="auto" style:column-width="3.91583333333333cm"/>
    </style:style>
    <style:style style:name="co12" style:family="table-column">
      <style:table-column-properties fo:break-before="auto" style:column-width="3.4925cm"/>
    </style:style>
    <style:style style:name="co13" style:family="table-column">
      <style:table-column-properties fo:break-before="auto" style:column-width="3.70416666666667cm"/>
    </style:style>
    <style:style style:name="co14" style:family="table-column">
      <style:table-column-properties fo:break-before="auto" style:column-width="3.51013888888889cm"/>
    </style:style>
    <style:style style:name="co15" style:family="table-column">
      <style:table-column-properties fo:break-before="auto" style:column-width="3.29847222222222cm"/>
    </style:style>
    <style:style style:name="co16" style:family="table-column">
      <style:table-column-properties fo:break-before="auto" style:column-width="2.76930555555556cm"/>
    </style:style>
    <style:style style:name="co17" style:family="table-column">
      <style:table-column-properties fo:break-before="auto" style:column-width="3.13972222222222cm"/>
    </style:style>
    <style:style style:name="co18" style:family="table-column">
      <style:table-column-properties fo:break-before="auto" style:column-width="2.01083333333333cm"/>
    </style:style>
    <style:style style:name="co19" style:family="table-column">
      <style:table-column-properties fo:break-before="auto" style:column-width="1.95791666666667cm"/>
    </style:style>
    <style:style style:name="co20" style:family="table-column">
      <style:table-column-properties fo:break-before="auto" style:column-width="4.97416666666667cm"/>
    </style:style>
    <style:style style:name="co21" style:family="table-column">
      <style:table-column-properties fo:break-before="auto" style:column-width="5.94430555555556cm"/>
    </style:style>
    <style:style style:name="co22" style:family="table-column">
      <style:table-column-properties fo:break-before="auto" style:column-width="5.13291666666667cm"/>
    </style:style>
    <style:style style:name="co23" style:family="table-column">
      <style:table-column-properties fo:break-before="auto" style:column-width="5.66208333333333cm"/>
    </style:style>
    <style:style style:name="co24" style:family="table-column">
      <style:table-column-properties fo:break-before="auto" style:column-width="6.05013888888889cm"/>
    </style:style>
    <style:style style:name="co25" style:family="table-column">
      <style:table-column-properties fo:break-before="auto" style:column-width="5.99722222222222cm"/>
    </style:style>
    <style:style style:name="co26" style:family="table-column">
      <style:table-column-properties fo:break-before="auto" style:column-width="6.19125cm"/>
    </style:style>
    <style:style style:name="co27" style:family="table-column">
      <style:table-column-properties fo:break-before="auto" style:column-width="6.36763888888889cm"/>
    </style:style>
    <style:style style:name="co28" style:family="table-column">
      <style:table-column-properties fo:break-before="auto" style:column-width="6.20888888888889cm"/>
    </style:style>
    <style:style style:name="co29" style:family="table-column">
      <style:table-column-properties fo:break-before="auto" style:column-width="8.16680555555556cm"/>
    </style:style>
    <style:style style:name="co30" style:family="table-column">
      <style:table-column-properties fo:break-before="auto" style:column-width="4.445cm"/>
    </style:style>
    <style:style style:name="co31" style:family="table-column">
      <style:table-column-properties fo:break-before="auto" style:column-width="3.65125cm"/>
    </style:style>
    <style:style style:name="co32" style:family="table-column">
      <style:table-column-properties fo:break-before="auto" style:column-width="4.03930555555556cm"/>
    </style:style>
    <style:style style:name="ro1" style:family="table-row">
      <style:table-row-properties style:row-height="23.5pt" style:use-optimal-row-height="true" fo:break-before="auto"/>
    </style:style>
    <style:style style:name="ro2" style:family="table-row">
      <style:table-row-properties style:row-height="93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139.5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21pt" style:use-optimal-row-height="false" fo:break-before="auto"/>
    </style:style>
    <style:style style:name="ro9" style:family="table-row">
      <style:table-row-properties style:row-height="46.5pt" style:use-optimal-row-height="false" fo:break-before="auto"/>
    </style:style>
    <style:style style:name="ro10" style:family="table-row">
      <style:table-row-properties style:row-height="31pt" style:use-optimal-row-height="false" fo:break-before="auto"/>
    </style:style>
    <style:style style:name="ro11" style:family="table-row">
      <style:table-row-properties style:row-height="33.9pt" style:use-optimal-row-height="false" fo:break-before="auto"/>
    </style:style>
    <style:style style:name="ro12" style:family="table-row">
      <style:table-row-properties style:row-height="14.5pt" style:use-optimal-row-height="true" fo:break-before="auto"/>
    </style:style>
    <style:style style:name="ro13" style:family="table-row">
      <style:table-row-properties style:row-height="15pt" style:use-optimal-row-height="true" fo:break-before="auto"/>
    </style:style>
    <style:style style:name="ro14" style:family="table-row">
      <style:table-row-properties style:row-height="15.65pt" style:use-optimal-row-height="false" fo:break-before="auto"/>
    </style:style>
    <style:style style:name="ro15" style:family="table-row">
      <style:table-row-properties style:row-height="65.25pt" style:use-optimal-row-height="false" fo:break-before="auto"/>
    </style:style>
    <style:style style:name="ro16" style:family="table-row">
      <style:table-row-properties style:row-height="16.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5"/>
        <table:table-column table:style-name="co2" table:number-columns-repeated="16383" table:default-cell-style-name="ce15"/>
        <table:table-row table:style-name="ro1">
          <table:table-cell office:value-type="string" table:style-name="ce2">
            <text:p>Table 1550: Regional passenger journeys, London, annual data, April 1995 to March 2025</text:p>
          </table:table-cell>
          <table:table-cell table:number-columns-repeated="16383" table:style-name="ce3"/>
        </table:table-row>
        <table:table-row table:style-name="ro2">
          <table:table-cell office:value-type="string" table:style-name="ce4">
            <text:p>This spreadsheet contains a cover sheet, notes and a data table worksheet. The data table worksheet includes annual data on the number of passenger journeys by rail, to, from and within London.</text:p>
            <text:p/>
            <text:p>This is published alongside Office of Rail and Road's Regional rail usage statistical release.<text:s/></text:p>
            <text:p/>
            <text:p>More details on methodology can be found in our quality and methodology report.</text:p>
          </table:table-cell>
          <table:table-cell table:number-columns-repeated="16383" table:style-name="ce5"/>
        </table:table-row>
        <table:table-row table:style-name="ro3">
          <table:table-cell office:value-type="string" table:style-name="ce6">
            <text:p><text:a xlink:href="https://dataportal.orr.gov.uk/statistics/usage/regional-rail-usage/">Regional rail usage statistical release (opens in new window)</text:a></text:p>
          </table:table-cell>
          <table:table-cell table:number-columns-repeated="16383" table:style-name="ce5"/>
        </table:table-row>
        <table:table-row table:style-name="ro3">
          <table:table-cell office:value-type="string" table:style-name="ce6">
            <text:p><text:a xlink:href="https://dataportal.orr.gov.uk/media/1231/regional-rail-usage-quality-report.pdf">Regional rail usage quality and methodology report (pdf, opens in new window)</text:a></text:p>
          </table:table-cell>
          <table:table-cell table:number-columns-repeated="16383" table:style-name="ce7"/>
        </table:table-row>
        <table:table-row table:style-name="ro4">
          <table:table-cell office:value-type="string" table:style-name="ce8">
            <text:p>Publication dates</text:p>
          </table:table-cell>
          <table:table-cell table:number-columns-repeated="16383" table:style-name="ce5"/>
        </table:table-row>
        <table:table-row table:style-name="ro3">
          <table:table-cell office:value-type="string" table:style-name="ce9">
            <text:p>This data table was initially published at 09:30 on 4 December 2025</text:p>
          </table:table-cell>
          <table:table-cell table:number-columns-repeated="16383" table:style-name="ce5"/>
        </table:table-row>
        <table:table-row table:style-name="ro3">
          <table:table-cell office:value-type="string" table:style-name="ce9">
            <text:p>The next publication date is scheduled for November 2026</text:p>
          </table:table-cell>
          <table:table-cell table:number-columns-repeated="16383" table:style-name="ce5"/>
        </table:table-row>
        <table:table-row table:style-name="ro4">
          <table:table-cell office:value-type="string" table:style-name="ce8">
            <text:p>Source</text:p>
          </table:table-cell>
          <table:table-cell table:number-columns-repeated="8" table:style-name="ce10"/>
          <table:table-cell table:number-columns-repeated="16375" table:style-name="ce1"/>
        </table:table-row>
        <table:table-row table:style-name="ro3">
          <table:table-cell office:value-type="string" table:style-name="ce11">
            <text:p>LENNON (Latest Earnings Networked Nationally Over Night) and local ticketing data</text:p>
          </table:table-cell>
          <table:table-cell table:number-columns-repeated="8" table:style-name="ce10"/>
          <table:table-cell table:number-columns-repeated="16375" table:style-name="ce1"/>
        </table:table-row>
        <table:table-row table:style-name="ro4">
          <table:table-cell office:value-type="string" table:style-name="ce8">
            <text:p>Data not applicable</text:p>
          </table:table-cell>
          <table:table-cell table:number-columns-repeated="16383" table:style-name="ce5"/>
        </table:table-row>
        <table:table-row table:style-name="ro5">
          <table:table-cell office:value-type="string" table:style-name="ce4">
            <text:p>Some cells are denoted as not applicable and are marked on the table with [z]. These refer to time periods when journeys were no longer attributed to 'London Other' or to specific geographic boundaries.<text:s/></text:p>
          </table:table-cell>
          <table:table-cell table:number-columns-repeated="16383" table:style-name="ce5"/>
        </table:table-row>
        <table:table-row table:style-name="ro4">
          <table:table-cell office:value-type="string" table:style-name="ce8">
            <text:p>Break in time series</text:p>
          </table:table-cell>
          <table:table-cell table:number-columns-repeated="16383" table:style-name="ce5"/>
        </table:table-row>
        <table:table-row table:style-name="ro6">
          <table:table-cell office:value-type="string" table:style-name="ce4">
            <text:p>Some cells are denoted as a break in time series and are marked on the table with [b].<text:s/></text:p>
            <text:p/>
            <text:p>From April 2006, the methodology was improved by adding additional estimates for rail travel using Transport for London (TfL) sold travel cards. The journeys within London were affected the most by the series break. Mostly journeys to or from the South East and journeys to or from the East of England were affected in Table 1550b and journeys to or from Central London that were affected in Table 1550c.</text:p>
            <text:p/>
            <text:p>In April 2022 to March 2023 the methodology for estimating journeys was improved by including an adjustment for split tickets and a significant update in journey allocations to or from London Terminals.</text:p>
          </table:table-cell>
          <table:table-cell table:number-columns-repeated="16383" table:style-name="ce5"/>
        </table:table-row>
        <table:table-row table:style-name="ro4">
          <table:table-cell office:value-type="string" table:style-name="ce8">
            <text:p>Revised data</text:p>
          </table:table-cell>
          <table:table-cell table:number-columns-repeated="16383" table:style-name="ce5"/>
        </table:table-row>
        <table:table-row table:style-name="ro3">
          <table:table-cell office:value-type="string" table:style-name="ce4">
            <text:p>We maintain a log containing details of all historical revisions.</text:p>
          </table:table-cell>
          <table:table-cell table:number-columns-repeated="16383" table:style-name="ce5"/>
        </table:table-row>
        <table:table-row table:style-name="ro3">
          <table:table-cell office:value-type="string" table:style-name="ce12">
            <text:p><text:a xlink:href="https://dataportal.orr.gov.uk/media/1239/stats-revision-log.ods">Revisions log (ods, opens in new window)</text:a></text:p>
          </table:table-cell>
          <table:table-cell table:number-columns-repeated="16383" table:style-name="ce5"/>
        </table:table-row>
        <table:table-row table:style-name="ro4">
          <table:table-cell office:value-type="string" table:style-name="ce8">
            <text:p>Contact details</text:p>
          </table:table-cell>
          <table:table-cell table:number-columns-repeated="16383" table:style-name="ce5"/>
        </table:table-row>
        <table:table-row table:style-name="ro3">
          <table:table-cell office:value-type="string" table:style-name="ce13">
            <text:p><text:a xlink:href="mailto:rail.stats@orr.gov.uk">rail.stats@orr.gov.uk (opens in new window)</text:a></text:p>
          </table:table-cell>
          <table:table-cell table:number-columns-repeated="16383" table:style-name="ce5"/>
        </table:table-row>
        <table:table-row table:style-name="ro3">
          <table:table-cell office:value-type="string" table:style-name="ce4">
            <text:p>Media enquiries: 07856279808</text:p>
          </table:table-cell>
          <table:table-cell table:number-columns-repeated="16383" table:style-name="ce5"/>
        </table:table-row>
        <table:table-row table:style-name="ro3">
          <table:table-cell office:value-type="string" table:style-name="ce14">
            <text:p>Responsible statistician: L Al-Ajeel</text:p>
          </table:table-cell>
          <table:table-cell table:number-columns-repeated="16383" table:style-name="ce5"/>
        </table:table-row>
        <table:table-row table:style-name="ro3">
          <table:table-cell table:number-columns-repeated="16384" table:style-name="ce15"/>
        </table:table-row>
        <table:table-row table:number-rows-repeated="1048555" table:style-name="ro7">
          <table:table-cell table:number-columns-repeated="16384"/>
        </table:table-row>
      </table:table>
      <table:table table:name="Notes" table:style-name="ta1">
        <table:table-column table:style-name="co3" table:default-cell-style-name="ce5"/>
        <table:table-column table:style-name="co4" table:default-cell-style-name="ce5"/>
        <table:table-column table:style-name="co2" table:number-columns-repeated="16382" table:default-cell-style-name="ce5"/>
        <table:table-row table:style-name="ro1">
          <table:table-cell office:value-type="string" table:style-name="ce16">
            <text:p>Notes<text:s/></text:p>
          </table:table-cell>
          <table:table-cell table:style-name="ce5"/>
          <table:table-cell table:number-columns-repeated="16382" table:style-name="ce1"/>
        </table:table-row>
        <table:table-row table:style-name="ro3">
          <table:table-cell office:value-type="string" table:style-name="ce17">
            <text:p>This worksheet contains one table.<text:s/></text:p>
          </table:table-cell>
          <table:table-cell table:style-name="ce17"/>
          <table:table-cell table:number-columns-repeated="16382" table:style-name="ce1"/>
        </table:table-row>
        <table:table-row table:style-name="ro8">
          <table:table-cell office:value-type="string" table:style-name="ce18">
            <text:p>Note number<text:s/></text:p>
          </table:table-cell>
          <table:table-cell office:value-type="string" table:style-name="ce18">
            <text:p>Note text<text:s/></text:p>
          </table:table-cell>
          <table:table-cell table:number-columns-repeated="16382" table:style-name="ce1"/>
        </table:table-row>
        <table:table-row table:style-name="ro9">
          <table:table-cell office:value-type="string" table:style-name="ce17">
            <text:p>note 1</text:p>
          </table:table-cell>
          <table:table-cell office:value-type="string" table:style-name="ce19">
            <text:p>Between April 1995 and March 2008, some journeys have been assigned to London Other within Tables 1550c and 1550d. These journeys are either refunds or journeys to or from a non specific station within the region. There may be negative numbers presented within the table if the number of refunds exceeds the number of non-specific tickets sold.</text:p>
          </table:table-cell>
          <table:table-cell table:number-columns-repeated="16382" table:style-name="ce1"/>
        </table:table-row>
        <table:table-row table:style-name="ro10">
          <table:table-cell office:value-type="string" table:style-name="ce17">
            <text:p>note 2</text:p>
          </table:table-cell>
          <table:table-cell office:value-type="string" table:style-name="ce20">
            <text:p>Table 1550d presents the number of origin and destination points of journeys made within the region to or from each International Territorial Level 2 (ITL2) boundary. As a result, each journey made within the region is counted twice in the table, once based on the ITL2 boundary origin and again based on the ITL2 boundary destination.</text:p>
          </table:table-cell>
          <table:table-cell table:number-columns-repeated="16382" table:style-name="ce1"/>
        </table:table-row>
        <table:table-row table:style-name="ro11">
          <table:table-cell office:value-type="string" table:style-name="ce17">
            <text:p>note 3</text:p>
          </table:table-cell>
          <table:table-cell office:value-type="string" table:style-name="ce20">
            <text:p>London data between April 1995 and March 2008 were disaggregated into five sub-regions. Details of which London boroughs were included in each sub-region can be found in the Quality and methodology report.</text:p>
          </table:table-cell>
          <table:table-cell table:number-columns-repeated="16382" table:style-name="ce1"/>
        </table:table-row>
        <table:table-row table:style-name="ro12">
          <table:table-cell table:number-columns-repeated="16384" table:style-name="ce5"/>
        </table:table-row>
        <table:table-row table:number-rows-repeated="1048569" table:style-name="ro13">
          <table:table-cell table:number-columns-repeated="16384"/>
        </table:table-row>
      </table:table>
      <table:table table:name="1550_journeys_london" table:style-name="ta1">
        <table:table-column table:style-name="co5" table:default-cell-style-name="ce1"/>
        <table:table-column table:style-name="co6" table:number-columns-repeated="3" table:default-cell-style-name="ce1"/>
        <table:table-column table:style-name="co7" table:default-cell-style-name="ce1"/>
        <table:table-column table:style-name="co5" table:default-cell-style-name="ce1"/>
        <table:table-column table:style-name="co6"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5" table:default-cell-style-name="ce1"/>
        <table:table-column table:style-name="co6" table:number-columns-repeated="12"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number-columns-repeated="4"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25" table:default-cell-style-name="ce1"/>
        <table:table-column table:style-name="co5" table:number-columns-repeated="16335" table:default-cell-style-name="ce1"/>
        <table:table-row table:style-name="ro1">
          <table:table-cell office:value-type="string" table:style-name="ce2">
            <text:p>Table 1550: Regional passenger journeys, London, annual data, April 1995 to March 2025</text:p>
          </table:table-cell>
          <table:table-cell table:number-columns-repeated="44" table:style-name="ce3"/>
          <table:table-cell table:number-columns-repeated="16339"/>
        </table:table-row>
        <table:table-row table:style-name="ro14">
          <table:table-cell office:value-type="string" table:style-name="ce21">
            <text:p>This worksheet contains four tables presented horizontally with one blank column in between each table. Each table applies to the number of journeys made annually, to or from, and between London and other geographical boundaries in Great Britain.<text:s/></text:p>
          </table:table-cell>
          <table:table-cell table:number-columns-repeated="44" table:style-name="ce22"/>
          <table:table-cell table:number-columns-repeated="16339"/>
        </table:table-row>
        <table:table-row table:style-name="ro14">
          <table:table-cell office:value-type="string" table:style-name="ce21">
            <text:p>Some cells refer to notes which can be found on the notes worksheet.</text:p>
          </table:table-cell>
          <table:table-cell table:number-columns-repeated="44" table:style-name="ce22"/>
          <table:table-cell table:number-columns-repeated="16339"/>
        </table:table-row>
        <table:table-row table:style-name="ro3">
          <table:table-cell office:value-type="string" table:style-name="ce21">
            <text:p>Some shorthand is used in this table, [z] = data not applicable, [b] = break in series</text:p>
          </table:table-cell>
          <table:table-cell table:number-columns-repeated="44" table:style-name="ce23"/>
          <table:table-cell table:number-columns-repeated="16339"/>
        </table:table-row>
        <table:table-row table:style-name="ro4">
          <table:table-cell office:value-type="string" table:style-name="ce24">
            <text:p>Table 1550a: Number of passenger journeys for London</text:p>
          </table:table-cell>
          <table:table-cell table:style-name="ce25"/>
          <table:table-cell table:number-columns-repeated="3" table:style-name="ce26"/>
          <table:table-cell office:value-type="string" table:style-name="ce24">
            <text:p>Table 1550b: Number of London passenger journeys to or from other regions</text:p>
          </table:table-cell>
          <table:table-cell table:number-columns-repeated="9" table:style-name="ce26"/>
          <table:table-cell table:number-columns-repeated="3" table:style-name="ce27"/>
          <table:table-cell office:value-type="string" table:style-name="ce24">
            <text:p>Table 1550c: Number of passenger journeys to or from other regions by International Territorial Level 2 (ITL2) boundaries in London [note 3]</text:p>
          </table:table-cell>
          <table:table-cell table:number-columns-repeated="13" table:style-name="ce27"/>
          <table:table-cell office:value-type="string" table:style-name="ce24">
            <text:p>Table 1550d: Number of passenger journeys within London by International Territorial Level 2 (ITL2) boundary [note 2] [note3]</text:p>
          </table:table-cell>
          <table:table-cell table:number-columns-repeated="12" table:style-name="ce27"/>
          <table:table-cell table:number-columns-repeated="16339"/>
        </table:table-row>
        <table:table-row table:style-name="ro15">
          <table:table-cell office:value-type="string" table:style-name="ce28">
            <text:p>Time period</text:p>
          </table:table-cell>
          <table:table-cell office:value-type="string" table:style-name="ce29">
            <text:p>Journeys to or from other regions</text:p>
            <text:p>(thousands)</text:p>
          </table:table-cell>
          <table:table-cell office:value-type="string" table:style-name="ce29">
            <text:p>Journeys within London</text:p>
            <text:p>(thousands)</text:p>
          </table:table-cell>
          <table:table-cell office:value-type="string" table:style-name="ce29">
            <text:p>Total journeys</text:p>
            <text:p>(thousands)</text:p>
          </table:table-cell>
          <table:table-cell table:style-name="ce30"/>
          <table:table-cell office:value-type="string" table:style-name="ce28">
            <text:p>Time period</text:p>
          </table:table-cell>
          <table:table-cell office:value-type="string" table:style-name="ce29">
            <text:p>North East</text:p>
            <text:p>(thousands)</text:p>
          </table:table-cell>
          <table:table-cell office:value-type="string" table:style-name="ce29">
            <text:p>North West</text:p>
            <text:p>(thousands)</text:p>
          </table:table-cell>
          <table:table-cell office:value-type="string" table:style-name="ce29">
            <text:p>Yorkshire and the Humber</text:p>
            <text:p>(thousands)</text:p>
          </table:table-cell>
          <table:table-cell office:value-type="string" table:style-name="ce29">
            <text:p>East Midlands</text:p>
            <text:p>(thousands)</text:p>
          </table:table-cell>
          <table:table-cell office:value-type="string" table:style-name="ce29">
            <text:p>West Midlands</text:p>
            <text:p>(thousands)</text:p>
          </table:table-cell>
          <table:table-cell office:value-type="string" table:style-name="ce29">
            <text:p>East of England</text:p>
            <text:p>(thousands)</text:p>
          </table:table-cell>
          <table:table-cell office:value-type="string" table:style-name="ce29">
            <text:p>South East</text:p>
            <text:p>(thousands)</text:p>
          </table:table-cell>
          <table:table-cell office:value-type="string" table:style-name="ce29">
            <text:p>South West</text:p>
            <text:p>(thousands)</text:p>
          </table:table-cell>
          <table:table-cell office:value-type="string" table:style-name="ce29">
            <text:p>Wales</text:p>
            <text:p>(thousands)</text:p>
          </table:table-cell>
          <table:table-cell office:value-type="string" table:style-name="ce29">
            <text:p>Scotland<text:s/></text:p>
            <text:p>(thousands)</text:p>
          </table:table-cell>
          <table:table-cell office:value-type="string" table:style-name="ce29">
            <text:p>Total journeys</text:p>
            <text:p>(thousands)</text:p>
          </table:table-cell>
          <table:table-cell table:style-name="ce30"/>
          <table:table-cell office:value-type="string" table:style-name="ce28">
            <text:p>Time period</text:p>
          </table:table-cell>
          <table:table-cell office:value-type="string" table:style-name="ce31">
            <text:p>Central London</text:p>
            <text:p>(thousands)</text:p>
          </table:table-cell>
          <table:table-cell office:value-type="string" table:style-name="ce31">
            <text:p>East London</text:p>
            <text:p>(thousands)</text:p>
          </table:table-cell>
          <table:table-cell office:value-type="string" table:style-name="ce31">
            <text:p>North London</text:p>
            <text:p>(thousands)</text:p>
          </table:table-cell>
          <table:table-cell office:value-type="string" table:style-name="ce31">
            <text:p>South London</text:p>
            <text:p>(thousands)</text:p>
          </table:table-cell>
          <table:table-cell office:value-type="string" table:style-name="ce31">
            <text:p>West London</text:p>
            <text:p>(thousands)</text:p>
          </table:table-cell>
          <table:table-cell office:value-type="string" table:style-name="ce31">
            <text:p>London Other</text:p>
            <text:p>(thousands)</text:p>
            <text:p>[note 1]</text:p>
          </table:table-cell>
          <table:table-cell office:value-type="string" table:style-name="ce31">
            <text:p>Inner London East</text:p>
            <text:p>(thousands)</text:p>
          </table:table-cell>
          <table:table-cell office:value-type="string" table:style-name="ce31">
            <text:p>Inner London West</text:p>
            <text:p>(thousands)</text:p>
          </table:table-cell>
          <table:table-cell office:value-type="string" table:style-name="ce31">
            <text:p>Outer London East and North East</text:p>
            <text:p>(thousands)</text:p>
          </table:table-cell>
          <table:table-cell office:value-type="string" table:style-name="ce31">
            <text:p>Outer London South</text:p>
            <text:p>(thousands)</text:p>
          </table:table-cell>
          <table:table-cell office:value-type="string" table:style-name="ce31">
            <text:p>Outer London West and North West</text:p>
            <text:p>(thousands)</text:p>
          </table:table-cell>
          <table:table-cell office:value-type="string" table:style-name="ce31">
            <text:p>Total journeys to or from other regions</text:p>
            <text:p>(thousands)</text:p>
          </table:table-cell>
          <table:table-cell table:style-name="ce30"/>
          <table:table-cell office:value-type="string" table:style-name="ce28">
            <text:p>Time period</text:p>
          </table:table-cell>
          <table:table-cell office:value-type="string" table:style-name="ce31">
            <text:p>Starting or ending in Central London</text:p>
            <text:p>(thousands)</text:p>
          </table:table-cell>
          <table:table-cell office:value-type="string" table:style-name="ce31">
            <text:p>Starting or ending in East London</text:p>
            <text:p>(thousands)</text:p>
          </table:table-cell>
          <table:table-cell office:value-type="string" table:style-name="ce31">
            <text:p>Starting or ending in North London</text:p>
            <text:p>(thousands)</text:p>
          </table:table-cell>
          <table:table-cell office:value-type="string" table:style-name="ce31">
            <text:p>Starting or ending in South London</text:p>
            <text:p>(thousands)</text:p>
          </table:table-cell>
          <table:table-cell office:value-type="string" table:style-name="ce31">
            <text:p>Starting or ending in West London</text:p>
            <text:p>(thousands)</text:p>
          </table:table-cell>
          <table:table-cell office:value-type="string" table:style-name="ce31">
            <text:p>Starting or ending in London Other</text:p>
            <text:p>(thousands)</text:p>
            <text:p><text:s/>[note 1]</text:p>
          </table:table-cell>
          <table:table-cell office:value-type="string" table:style-name="ce31">
            <text:p>Starting or ending in Inner London East</text:p>
            <text:p>(thousands)</text:p>
          </table:table-cell>
          <table:table-cell office:value-type="string" table:style-name="ce31">
            <text:p>Starting or ending in Inner London West</text:p>
            <text:p>(thousands)</text:p>
          </table:table-cell>
          <table:table-cell office:value-type="string" table:style-name="ce31">
            <text:p>Starting or ending in Outer London East and North East</text:p>
            <text:p>(thousands)</text:p>
          </table:table-cell>
          <table:table-cell office:value-type="string" table:style-name="ce31">
            <text:p>Starting or ending in Outer London South</text:p>
            <text:p>(thousands)</text:p>
          </table:table-cell>
          <table:table-cell office:value-type="string" table:style-name="ce31">
            <text:p>Starting or ending in Outer London West and North West</text:p>
            <text:p>(thousands)</text:p>
          </table:table-cell>
          <table:table-cell office:value-type="string" table:style-name="ce31">
            <text:p>Total journeys within London starting or ending in each International Territorial Level 2 (ITL2) boundary</text:p>
            <text:p>(thousands)</text:p>
          </table:table-cell>
          <table:table-cell table:number-columns-repeated="16339"/>
        </table:table-row>
        <table:table-row table:style-name="ro16">
          <table:table-cell office:value-type="string" table:style-name="ce32">
            <text:p>Apr 1995 to Mar 1996</text:p>
          </table:table-cell>
          <table:table-cell office:value-type="float" office:value="178194.364" table:style-name="ce33">
            <text:p>178,194</text:p>
          </table:table-cell>
          <table:table-cell office:value-type="float" office:value="200694.033" table:style-name="ce33">
            <text:p>200,694</text:p>
          </table:table-cell>
          <table:table-cell office:value-type="float" office:value="378888.397" table:style-name="ce33">
            <text:p>378,888</text:p>
          </table:table-cell>
          <table:table-cell table:style-name="ce1"/>
          <table:table-cell office:value-type="string" table:style-name="ce32">
            <text:p>Apr 1995 to Mar 1996</text:p>
          </table:table-cell>
          <table:table-cell office:value-type="float" office:value="1179.0119999999999" table:style-name="ce34">
            <text:p>1,179</text:p>
          </table:table-cell>
          <table:table-cell office:value-type="float" office:value="4325.6729999999998" table:style-name="ce34">
            <text:p>4,326</text:p>
          </table:table-cell>
          <table:table-cell office:value-type="float" office:value="2705.2959999999998" table:style-name="ce34">
            <text:p>2,705</text:p>
          </table:table-cell>
          <table:table-cell office:value-type="float" office:value="3830.89" table:style-name="ce34">
            <text:p>3,831</text:p>
          </table:table-cell>
          <table:table-cell office:value-type="float" office:value="3886.473" table:style-name="ce34">
            <text:p>3,886</text:p>
          </table:table-cell>
          <table:table-cell office:value-type="float" office:value="61807.264000000003" table:style-name="ce34">
            <text:p>61,807</text:p>
          </table:table-cell>
          <table:table-cell office:value-type="float" office:value="91913.986000000004" table:style-name="ce34">
            <text:p>91,914</text:p>
          </table:table-cell>
          <table:table-cell office:value-type="float" office:value="5909.9870000000001" table:style-name="ce34">
            <text:p>5,910</text:p>
          </table:table-cell>
          <table:table-cell office:value-type="float" office:value="1403.8969999999999" table:style-name="ce34">
            <text:p>1,404</text:p>
          </table:table-cell>
          <table:table-cell office:value-type="float" office:value="1231.886" table:style-name="ce34">
            <text:p>1,232</text:p>
          </table:table-cell>
          <table:table-cell office:value-type="float" office:value="178194.364" table:style-name="ce34">
            <text:p>178,194</text:p>
          </table:table-cell>
          <table:table-cell table:style-name="ce1"/>
          <table:table-cell office:value-type="string" table:style-name="ce32">
            <text:p>Apr 1995 to Mar 1996</text:p>
          </table:table-cell>
          <table:table-cell office:value-type="float" office:value="22885.210999999999" table:style-name="ce35">
            <text:p>22,885</text:p>
          </table:table-cell>
          <table:table-cell office:value-type="float" office:value="4143.3130000000001" table:style-name="ce35">
            <text:p>4,143</text:p>
          </table:table-cell>
          <table:table-cell office:value-type="float" office:value="939.87300000000005" table:style-name="ce35">
            <text:p>940</text:p>
          </table:table-cell>
          <table:table-cell office:value-type="float" office:value="8444.5249999999996" table:style-name="ce35">
            <text:p>8,445</text:p>
          </table:table-cell>
          <table:table-cell office:value-type="float" office:value="2710.4110000000001" table:style-name="ce35">
            <text:p>2,710</text:p>
          </table:table-cell>
          <table:table-cell office:value-type="float" office:value="139071.03099999999" table:style-name="ce35">
            <text:p>139,071</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178194.364" table:style-name="ce35">
            <text:p>178,194</text:p>
          </table:table-cell>
          <table:table-cell table:style-name="ce1"/>
          <table:table-cell office:value-type="string" table:style-name="ce32">
            <text:p>Apr 1995 to Mar 1996</text:p>
          </table:table-cell>
          <table:table-cell office:value-type="float" office:value="35713.122000000003" table:style-name="ce35">
            <text:p>35,713</text:p>
          </table:table-cell>
          <table:table-cell office:value-type="float" office:value="61915.923999999999" table:style-name="ce35">
            <text:p>61,916</text:p>
          </table:table-cell>
          <table:table-cell office:value-type="float" office:value="16015.825999999999" table:style-name="ce35">
            <text:p>16,016</text:p>
          </table:table-cell>
          <table:table-cell office:value-type="float" office:value="82244.656000000003" table:style-name="ce35">
            <text:p>82,245</text:p>
          </table:table-cell>
          <table:table-cell office:value-type="float" office:value="16563.434000000001" table:style-name="ce35">
            <text:p>16,563</text:p>
          </table:table-cell>
          <table:table-cell office:value-type="float" office:value="188935.10399999999" table:style-name="ce35">
            <text:p>188,935</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401388.06599999999" table:style-name="ce35">
            <text:p>401,388</text:p>
          </table:table-cell>
          <table:table-cell table:number-columns-repeated="16339"/>
        </table:table-row>
        <table:table-row table:style-name="ro3">
          <table:table-cell office:value-type="string" table:style-name="ce32">
            <text:p>Apr 1996 to Mar 1997</text:p>
          </table:table-cell>
          <table:table-cell office:value-type="float" office:value="194506.25" table:style-name="ce33">
            <text:p>194,506</text:p>
          </table:table-cell>
          <table:table-cell office:value-type="float" office:value="211300.00399999999" table:style-name="ce33">
            <text:p>211,300</text:p>
          </table:table-cell>
          <table:table-cell office:value-type="float" office:value="405806.25400000002" table:style-name="ce33">
            <text:p>405,806</text:p>
          </table:table-cell>
          <table:table-cell table:style-name="ce1"/>
          <table:table-cell office:value-type="string" table:style-name="ce32">
            <text:p>Apr 1996 to Mar 1997</text:p>
          </table:table-cell>
          <table:table-cell office:value-type="float" office:value="1288.69" table:style-name="ce34">
            <text:p>1,289</text:p>
          </table:table-cell>
          <table:table-cell office:value-type="float" office:value="4545.2730000000001" table:style-name="ce34">
            <text:p>4,545</text:p>
          </table:table-cell>
          <table:table-cell office:value-type="float" office:value="2932.3560000000002" table:style-name="ce34">
            <text:p>2,932</text:p>
          </table:table-cell>
          <table:table-cell office:value-type="float" office:value="4129.7420000000002" table:style-name="ce34">
            <text:p>4,130</text:p>
          </table:table-cell>
          <table:table-cell office:value-type="float" office:value="4166.7879999999996" table:style-name="ce34">
            <text:p>4,167</text:p>
          </table:table-cell>
          <table:table-cell office:value-type="float" office:value="69547.464999999997" table:style-name="ce34">
            <text:p>69,547</text:p>
          </table:table-cell>
          <table:table-cell office:value-type="float" office:value="99162.64" table:style-name="ce34">
            <text:p>99,163</text:p>
          </table:table-cell>
          <table:table-cell office:value-type="float" office:value="6090.0140000000001" table:style-name="ce34">
            <text:p>6,090</text:p>
          </table:table-cell>
          <table:table-cell office:value-type="float" office:value="1453.6020000000001" table:style-name="ce34">
            <text:p>1,454</text:p>
          </table:table-cell>
          <table:table-cell office:value-type="float" office:value="1189.68" table:style-name="ce34">
            <text:p>1,190</text:p>
          </table:table-cell>
          <table:table-cell office:value-type="float" office:value="194506.25" table:style-name="ce34">
            <text:p>194,506</text:p>
          </table:table-cell>
          <table:table-cell table:style-name="ce1"/>
          <table:table-cell office:value-type="string" table:style-name="ce32">
            <text:p>Apr 1996 to Mar 1997</text:p>
          </table:table-cell>
          <table:table-cell office:value-type="float" office:value="25581.48" table:style-name="ce35">
            <text:p>25,581</text:p>
          </table:table-cell>
          <table:table-cell office:value-type="float" office:value="4251.8289999999997" table:style-name="ce35">
            <text:p>4,252</text:p>
          </table:table-cell>
          <table:table-cell office:value-type="float" office:value="1022.228" table:style-name="ce35">
            <text:p>1,022</text:p>
          </table:table-cell>
          <table:table-cell office:value-type="float" office:value="9120.7929999999997" table:style-name="ce35">
            <text:p>9,121</text:p>
          </table:table-cell>
          <table:table-cell office:value-type="float" office:value="2852.9830000000002" table:style-name="ce35">
            <text:p>2,853</text:p>
          </table:table-cell>
          <table:table-cell office:value-type="float" office:value="151676.93700000001" table:style-name="ce35">
            <text:p>151,677</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194506.25" table:style-name="ce35">
            <text:p>194,506</text:p>
          </table:table-cell>
          <table:table-cell table:style-name="ce1"/>
          <table:table-cell office:value-type="string" table:style-name="ce32">
            <text:p>Apr 1996 to Mar 1997</text:p>
          </table:table-cell>
          <table:table-cell office:value-type="float" office:value="39451.534" table:style-name="ce35">
            <text:p>39,452</text:p>
          </table:table-cell>
          <table:table-cell office:value-type="float" office:value="65467.64" table:style-name="ce35">
            <text:p>65,468</text:p>
          </table:table-cell>
          <table:table-cell office:value-type="float" office:value="16721.419999999998" table:style-name="ce35">
            <text:p>16,721</text:p>
          </table:table-cell>
          <table:table-cell office:value-type="float" office:value="88120.41" table:style-name="ce35">
            <text:p>88,120</text:p>
          </table:table-cell>
          <table:table-cell office:value-type="float" office:value="16849.887999999999" table:style-name="ce35">
            <text:p>16,850</text:p>
          </table:table-cell>
          <table:table-cell office:value-type="float" office:value="195989.11600000001" table:style-name="ce35">
            <text:p>195,989</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422600.00799999997" table:style-name="ce35">
            <text:p>422,600</text:p>
          </table:table-cell>
          <table:table-cell table:number-columns-repeated="16339"/>
        </table:table-row>
        <table:table-row table:style-name="ro3">
          <table:table-cell office:value-type="string" table:style-name="ce32">
            <text:p>Apr 1997 to Mar 1998</text:p>
          </table:table-cell>
          <table:table-cell office:value-type="float" office:value="210757.432" table:style-name="ce33">
            <text:p>210,757</text:p>
          </table:table-cell>
          <table:table-cell office:value-type="float" office:value="222936.48199999999" table:style-name="ce33">
            <text:p>222,936</text:p>
          </table:table-cell>
          <table:table-cell office:value-type="float" office:value="433693.91399999999" table:style-name="ce33">
            <text:p>433,694</text:p>
          </table:table-cell>
          <table:table-cell table:style-name="ce1"/>
          <table:table-cell office:value-type="string" table:style-name="ce32">
            <text:p>Apr 1997 to Mar 1998</text:p>
          </table:table-cell>
          <table:table-cell office:value-type="float" office:value="1442.4929999999999" table:style-name="ce34">
            <text:p>1,442</text:p>
          </table:table-cell>
          <table:table-cell office:value-type="float" office:value="5257.2560000000003" table:style-name="ce34">
            <text:p>5,257</text:p>
          </table:table-cell>
          <table:table-cell office:value-type="float" office:value="3334.3670000000002" table:style-name="ce34">
            <text:p>3,334</text:p>
          </table:table-cell>
          <table:table-cell office:value-type="float" office:value="4642.2049999999999" table:style-name="ce34">
            <text:p>4,642</text:p>
          </table:table-cell>
          <table:table-cell office:value-type="float" office:value="4686.6180000000004" table:style-name="ce34">
            <text:p>4,687</text:p>
          </table:table-cell>
          <table:table-cell office:value-type="float" office:value="74982.620999999999" table:style-name="ce34">
            <text:p>74,983</text:p>
          </table:table-cell>
          <table:table-cell office:value-type="float" office:value="106974.084" table:style-name="ce34">
            <text:p>106,974</text:p>
          </table:table-cell>
          <table:table-cell office:value-type="float" office:value="6702.9080000000004" table:style-name="ce34">
            <text:p>6,703</text:p>
          </table:table-cell>
          <table:table-cell office:value-type="float" office:value="1554.789" table:style-name="ce34">
            <text:p>1,555</text:p>
          </table:table-cell>
          <table:table-cell office:value-type="float" office:value="1180.0909999999999" table:style-name="ce34">
            <text:p>1,180</text:p>
          </table:table-cell>
          <table:table-cell office:value-type="float" office:value="210757.432" table:style-name="ce34">
            <text:p>210,757</text:p>
          </table:table-cell>
          <table:table-cell table:style-name="ce1"/>
          <table:table-cell office:value-type="string" table:style-name="ce32">
            <text:p>Apr 1997 to Mar 1998</text:p>
          </table:table-cell>
          <table:table-cell office:value-type="float" office:value="28274.55" table:style-name="ce35">
            <text:p>28,275</text:p>
          </table:table-cell>
          <table:table-cell office:value-type="float" office:value="4543.0140000000001" table:style-name="ce35">
            <text:p>4,543</text:p>
          </table:table-cell>
          <table:table-cell office:value-type="float" office:value="1083.7470000000001" table:style-name="ce35">
            <text:p>1,084</text:p>
          </table:table-cell>
          <table:table-cell office:value-type="float" office:value="9824.7289999999994" table:style-name="ce35">
            <text:p>9,825</text:p>
          </table:table-cell>
          <table:table-cell office:value-type="float" office:value="3054.473" table:style-name="ce35">
            <text:p>3,054</text:p>
          </table:table-cell>
          <table:table-cell office:value-type="float" office:value="163976.91899999999" table:style-name="ce35">
            <text:p>163,977</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10757.432" table:style-name="ce35">
            <text:p>210,757</text:p>
          </table:table-cell>
          <table:table-cell table:style-name="ce1"/>
          <table:table-cell office:value-type="string" table:style-name="ce32">
            <text:p>Apr 1997 to Mar 1998</text:p>
          </table:table-cell>
          <table:table-cell office:value-type="float" office:value="46874.57" table:style-name="ce35">
            <text:p>46,875</text:p>
          </table:table-cell>
          <table:table-cell office:value-type="float" office:value="69129.61" table:style-name="ce35">
            <text:p>69,130</text:p>
          </table:table-cell>
          <table:table-cell office:value-type="float" office:value="17501.768" table:style-name="ce35">
            <text:p>17,502</text:p>
          </table:table-cell>
          <table:table-cell office:value-type="float" office:value="94080.432000000001" table:style-name="ce35">
            <text:p>94,080</text:p>
          </table:table-cell>
          <table:table-cell office:value-type="float" office:value="17768.812000000002" table:style-name="ce35">
            <text:p>17,769</text:p>
          </table:table-cell>
          <table:table-cell office:value-type="float" office:value="200517.772" table:style-name="ce35">
            <text:p>200,518</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445872.96399999998" table:style-name="ce35">
            <text:p>445,873</text:p>
          </table:table-cell>
          <table:table-cell table:number-columns-repeated="16339"/>
        </table:table-row>
        <table:table-row table:style-name="ro3">
          <table:table-cell office:value-type="string" table:style-name="ce32">
            <text:p>Apr 1998 to Mar 1999</text:p>
          </table:table-cell>
          <table:table-cell office:value-type="float" office:value="222764.72" table:style-name="ce33">
            <text:p>222,765</text:p>
          </table:table-cell>
          <table:table-cell office:value-type="float" office:value="235086.01699999999" table:style-name="ce33">
            <text:p>235,086</text:p>
          </table:table-cell>
          <table:table-cell office:value-type="float" office:value="457850.73700000002" table:style-name="ce33">
            <text:p>457,851</text:p>
          </table:table-cell>
          <table:table-cell table:style-name="ce1"/>
          <table:table-cell office:value-type="string" table:style-name="ce32">
            <text:p>Apr 1998 to Mar 1999</text:p>
          </table:table-cell>
          <table:table-cell office:value-type="float" office:value="1555.5820000000001" table:style-name="ce34">
            <text:p>1,556</text:p>
          </table:table-cell>
          <table:table-cell office:value-type="float" office:value="5453.7749999999996" table:style-name="ce34">
            <text:p>5,454</text:p>
          </table:table-cell>
          <table:table-cell office:value-type="float" office:value="3632.4270000000001" table:style-name="ce34">
            <text:p>3,632</text:p>
          </table:table-cell>
          <table:table-cell office:value-type="float" office:value="5035.6589999999997" table:style-name="ce34">
            <text:p>5,036</text:p>
          </table:table-cell>
          <table:table-cell office:value-type="float" office:value="5090.777" table:style-name="ce34">
            <text:p>5,091</text:p>
          </table:table-cell>
          <table:table-cell office:value-type="float" office:value="79293.595000000001" table:style-name="ce34">
            <text:p>79,294</text:p>
          </table:table-cell>
          <table:table-cell office:value-type="float" office:value="112401.467" table:style-name="ce34">
            <text:p>112,401</text:p>
          </table:table-cell>
          <table:table-cell office:value-type="float" office:value="7221.9129999999996" table:style-name="ce34">
            <text:p>7,222</text:p>
          </table:table-cell>
          <table:table-cell office:value-type="float" office:value="1611.1020000000001" table:style-name="ce34">
            <text:p>1,611</text:p>
          </table:table-cell>
          <table:table-cell office:value-type="float" office:value="1468.423" table:style-name="ce34">
            <text:p>1,468</text:p>
          </table:table-cell>
          <table:table-cell office:value-type="float" office:value="222764.72" table:style-name="ce34">
            <text:p>222,765</text:p>
          </table:table-cell>
          <table:table-cell table:style-name="ce1"/>
          <table:table-cell office:value-type="string" table:style-name="ce32">
            <text:p>Apr 1998 to Mar 1999</text:p>
          </table:table-cell>
          <table:table-cell office:value-type="float" office:value="30195.845000000001" table:style-name="ce35">
            <text:p>30,196</text:p>
          </table:table-cell>
          <table:table-cell office:value-type="float" office:value="4653.0969999999998" table:style-name="ce35">
            <text:p>4,653</text:p>
          </table:table-cell>
          <table:table-cell office:value-type="float" office:value="1189.308" table:style-name="ce35">
            <text:p>1,189</text:p>
          </table:table-cell>
          <table:table-cell office:value-type="float" office:value="10784.555" table:style-name="ce35">
            <text:p>10,785</text:p>
          </table:table-cell>
          <table:table-cell office:value-type="float" office:value="3195.7049999999999" table:style-name="ce35">
            <text:p>3,196</text:p>
          </table:table-cell>
          <table:table-cell office:value-type="float" office:value="172746.21" table:style-name="ce35">
            <text:p>172,746</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22764.72" table:style-name="ce35">
            <text:p>222,765</text:p>
          </table:table-cell>
          <table:table-cell table:style-name="ce1"/>
          <table:table-cell office:value-type="string" table:style-name="ce32">
            <text:p>Apr 1998 to Mar 1999</text:p>
          </table:table-cell>
          <table:table-cell office:value-type="float" office:value="51468.614000000001" table:style-name="ce35">
            <text:p>51,469</text:p>
          </table:table-cell>
          <table:table-cell office:value-type="float" office:value="72461.021999999997" table:style-name="ce35">
            <text:p>72,461</text:p>
          </table:table-cell>
          <table:table-cell office:value-type="float" office:value="18555.204000000002" table:style-name="ce35">
            <text:p>18,555</text:p>
          </table:table-cell>
          <table:table-cell office:value-type="float" office:value="101780.526" table:style-name="ce35">
            <text:p>101,781</text:p>
          </table:table-cell>
          <table:table-cell office:value-type="float" office:value="18604.732" table:style-name="ce35">
            <text:p>18,605</text:p>
          </table:table-cell>
          <table:table-cell office:value-type="float" office:value="207301.93599999999" table:style-name="ce35">
            <text:p>207,302</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470172.03399999999" table:style-name="ce35">
            <text:p>470,172</text:p>
          </table:table-cell>
          <table:table-cell table:number-columns-repeated="16339"/>
        </table:table-row>
        <table:table-row table:style-name="ro3">
          <table:table-cell office:value-type="string" table:style-name="ce32">
            <text:p>Apr 1999 to Mar 2000</text:p>
          </table:table-cell>
          <table:table-cell office:value-type="float" office:value="238524.29300000001" table:style-name="ce33">
            <text:p>238,524</text:p>
          </table:table-cell>
          <table:table-cell office:value-type="float" office:value="245428.33799999999" table:style-name="ce33">
            <text:p>245,428</text:p>
          </table:table-cell>
          <table:table-cell office:value-type="float" office:value="483952.63099999999" table:style-name="ce33">
            <text:p>483,953</text:p>
          </table:table-cell>
          <table:table-cell table:style-name="ce1"/>
          <table:table-cell office:value-type="string" table:style-name="ce32">
            <text:p>Apr 1999 to Mar 2000</text:p>
          </table:table-cell>
          <table:table-cell office:value-type="float" office:value="1648.748" table:style-name="ce34">
            <text:p>1,649</text:p>
          </table:table-cell>
          <table:table-cell office:value-type="float" office:value="5537.2269999999999" table:style-name="ce34">
            <text:p>5,537</text:p>
          </table:table-cell>
          <table:table-cell office:value-type="float" office:value="3905.9670000000001" table:style-name="ce34">
            <text:p>3,906</text:p>
          </table:table-cell>
          <table:table-cell office:value-type="float" office:value="5518.7479999999996" table:style-name="ce34">
            <text:p>5,519</text:p>
          </table:table-cell>
          <table:table-cell office:value-type="float" office:value="5385.29" table:style-name="ce34">
            <text:p>5,385</text:p>
          </table:table-cell>
          <table:table-cell office:value-type="float" office:value="85802.562999999995" table:style-name="ce34">
            <text:p>85,803</text:p>
          </table:table-cell>
          <table:table-cell office:value-type="float" office:value="120066.249" table:style-name="ce34">
            <text:p>120,066</text:p>
          </table:table-cell>
          <table:table-cell office:value-type="float" office:value="7520.4949999999999" table:style-name="ce34">
            <text:p>7,520</text:p>
          </table:table-cell>
          <table:table-cell office:value-type="float" office:value="1625.377" table:style-name="ce34">
            <text:p>1,625</text:p>
          </table:table-cell>
          <table:table-cell office:value-type="float" office:value="1513.6289999999999" table:style-name="ce34">
            <text:p>1,514</text:p>
          </table:table-cell>
          <table:table-cell office:value-type="float" office:value="238524.29300000001" table:style-name="ce34">
            <text:p>238,524</text:p>
          </table:table-cell>
          <table:table-cell table:style-name="ce1"/>
          <table:table-cell office:value-type="string" table:style-name="ce32">
            <text:p>Apr 1999 to Mar 2000</text:p>
          </table:table-cell>
          <table:table-cell office:value-type="float" office:value="30718.53" table:style-name="ce35">
            <text:p>30,719</text:p>
          </table:table-cell>
          <table:table-cell office:value-type="float" office:value="4942.4669999999996" table:style-name="ce35">
            <text:p>4,942</text:p>
          </table:table-cell>
          <table:table-cell office:value-type="float" office:value="1294.2439999999999" table:style-name="ce35">
            <text:p>1,294</text:p>
          </table:table-cell>
          <table:table-cell office:value-type="float" office:value="11554.232" table:style-name="ce35">
            <text:p>11,554</text:p>
          </table:table-cell>
          <table:table-cell office:value-type="float" office:value="3571.2510000000002" table:style-name="ce35">
            <text:p>3,571</text:p>
          </table:table-cell>
          <table:table-cell office:value-type="float" office:value="186443.56899999999" table:style-name="ce35">
            <text:p>186,444</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38524.29300000001" table:style-name="ce35">
            <text:p>238,524</text:p>
          </table:table-cell>
          <table:table-cell table:style-name="ce1"/>
          <table:table-cell office:value-type="string" table:style-name="ce32">
            <text:p>Apr 1999 to Mar 2000</text:p>
          </table:table-cell>
          <table:table-cell office:value-type="float" office:value="56572.411999999997" table:style-name="ce35">
            <text:p>56,572</text:p>
          </table:table-cell>
          <table:table-cell office:value-type="float" office:value="74456.576000000001" table:style-name="ce35">
            <text:p>74,457</text:p>
          </table:table-cell>
          <table:table-cell office:value-type="float" office:value="19280.923999999999" table:style-name="ce35">
            <text:p>19,281</text:p>
          </table:table-cell>
          <table:table-cell office:value-type="float" office:value="107400.038" table:style-name="ce35">
            <text:p>107,400</text:p>
          </table:table-cell>
          <table:table-cell office:value-type="float" office:value="19375.407999999999" table:style-name="ce35">
            <text:p>19,375</text:p>
          </table:table-cell>
          <table:table-cell office:value-type="float" office:value="213771.318" table:style-name="ce35">
            <text:p>213,771</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490856.67599999998" table:style-name="ce35">
            <text:p>490,857</text:p>
          </table:table-cell>
          <table:table-cell table:number-columns-repeated="16339"/>
        </table:table-row>
        <table:table-row table:style-name="ro3">
          <table:table-cell office:value-type="string" table:style-name="ce32">
            <text:p>Apr 2000 to Mar 2001</text:p>
          </table:table-cell>
          <table:table-cell office:value-type="float" office:value="244158.80600000001" table:style-name="ce33">
            <text:p>244,159</text:p>
          </table:table-cell>
          <table:table-cell office:value-type="float" office:value="247526.65700000001" table:style-name="ce33">
            <text:p>247,527</text:p>
          </table:table-cell>
          <table:table-cell office:value-type="float" office:value="491685.46299999999" table:style-name="ce33">
            <text:p>491,685</text:p>
          </table:table-cell>
          <table:table-cell table:style-name="ce1"/>
          <table:table-cell office:value-type="string" table:style-name="ce32">
            <text:p>Apr 2000 to Mar 2001</text:p>
          </table:table-cell>
          <table:table-cell office:value-type="float" office:value="1396.2739999999999" table:style-name="ce34">
            <text:p>1,396</text:p>
          </table:table-cell>
          <table:table-cell office:value-type="float" office:value="4933.8339999999998" table:style-name="ce34">
            <text:p>4,934</text:p>
          </table:table-cell>
          <table:table-cell office:value-type="float" office:value="3688.2759999999998" table:style-name="ce34">
            <text:p>3,688</text:p>
          </table:table-cell>
          <table:table-cell office:value-type="float" office:value="5571.2" table:style-name="ce34">
            <text:p>5,571</text:p>
          </table:table-cell>
          <table:table-cell office:value-type="float" office:value="5368.7179999999998" table:style-name="ce34">
            <text:p>5,369</text:p>
          </table:table-cell>
          <table:table-cell office:value-type="float" office:value="87631.184999999998" table:style-name="ce34">
            <text:p>87,631</text:p>
          </table:table-cell>
          <table:table-cell office:value-type="float" office:value="124978.772" table:style-name="ce34">
            <text:p>124,979</text:p>
          </table:table-cell>
          <table:table-cell office:value-type="float" office:value="7670.9049999999997" table:style-name="ce34">
            <text:p>7,671</text:p>
          </table:table-cell>
          <table:table-cell office:value-type="float" office:value="1618.2249999999999" table:style-name="ce34">
            <text:p>1,618</text:p>
          </table:table-cell>
          <table:table-cell office:value-type="float" office:value="1301.4169999999999" table:style-name="ce34">
            <text:p>1,301</text:p>
          </table:table-cell>
          <table:table-cell office:value-type="float" office:value="244158.80600000001" table:style-name="ce34">
            <text:p>244,159</text:p>
          </table:table-cell>
          <table:table-cell table:style-name="ce1"/>
          <table:table-cell office:value-type="string" table:style-name="ce32">
            <text:p>Apr 2000 to Mar 2001</text:p>
          </table:table-cell>
          <table:table-cell office:value-type="float" office:value="31496.79" table:style-name="ce35">
            <text:p>31,497</text:p>
          </table:table-cell>
          <table:table-cell office:value-type="float" office:value="4741.5320000000002" table:style-name="ce35">
            <text:p>4,742</text:p>
          </table:table-cell>
          <table:table-cell office:value-type="float" office:value="1527.962" table:style-name="ce35">
            <text:p>1,528</text:p>
          </table:table-cell>
          <table:table-cell office:value-type="float" office:value="11500.084999999999" table:style-name="ce35">
            <text:p>11,500</text:p>
          </table:table-cell>
          <table:table-cell office:value-type="float" office:value="3561.6030000000001" table:style-name="ce35">
            <text:p>3,562</text:p>
          </table:table-cell>
          <table:table-cell office:value-type="float" office:value="191330.834" table:style-name="ce35">
            <text:p>191,331</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44158.80600000001" table:style-name="ce35">
            <text:p>244,159</text:p>
          </table:table-cell>
          <table:table-cell table:style-name="ce1"/>
          <table:table-cell office:value-type="string" table:style-name="ce32">
            <text:p>Apr 2000 to Mar 2001</text:p>
          </table:table-cell>
          <table:table-cell office:value-type="float" office:value="50029.684000000001" table:style-name="ce35">
            <text:p>50,030</text:p>
          </table:table-cell>
          <table:table-cell office:value-type="float" office:value="75153.467999999993" table:style-name="ce35">
            <text:p>75,153</text:p>
          </table:table-cell>
          <table:table-cell office:value-type="float" office:value="19158.419999999998" table:style-name="ce35">
            <text:p>19,158</text:p>
          </table:table-cell>
          <table:table-cell office:value-type="float" office:value="108903.77" table:style-name="ce35">
            <text:p>108,904</text:p>
          </table:table-cell>
          <table:table-cell office:value-type="float" office:value="19886.326000000001" table:style-name="ce35">
            <text:p>19,886</text:p>
          </table:table-cell>
          <table:table-cell office:value-type="float" office:value="221921.64600000001" table:style-name="ce35">
            <text:p>221,922</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495053.31400000001" table:style-name="ce35">
            <text:p>495,053</text:p>
          </table:table-cell>
          <table:table-cell table:number-columns-repeated="16339"/>
        </table:table-row>
        <table:table-row table:style-name="ro3">
          <table:table-cell office:value-type="string" table:style-name="ce32">
            <text:p>Apr 2001 to Mar 2002</text:p>
          </table:table-cell>
          <table:table-cell office:value-type="float" office:value="246342.88399999999" table:style-name="ce33">
            <text:p>246,343</text:p>
          </table:table-cell>
          <table:table-cell office:value-type="float" office:value="246725.46400000001" table:style-name="ce33">
            <text:p>246,725</text:p>
          </table:table-cell>
          <table:table-cell office:value-type="float" office:value="493068.348" table:style-name="ce33">
            <text:p>493,068</text:p>
          </table:table-cell>
          <table:table-cell table:style-name="ce1"/>
          <table:table-cell office:value-type="string" table:style-name="ce32">
            <text:p>Apr 2001 to Mar 2002</text:p>
          </table:table-cell>
          <table:table-cell office:value-type="float" office:value="1575.365" table:style-name="ce34">
            <text:p>1,575</text:p>
          </table:table-cell>
          <table:table-cell office:value-type="float" office:value="5344.7449999999999" table:style-name="ce34">
            <text:p>5,345</text:p>
          </table:table-cell>
          <table:table-cell office:value-type="float" office:value="4026.15" table:style-name="ce34">
            <text:p>4,026</text:p>
          </table:table-cell>
          <table:table-cell office:value-type="float" office:value="5915.4309999999996" table:style-name="ce34">
            <text:p>5,915</text:p>
          </table:table-cell>
          <table:table-cell office:value-type="float" office:value="5573.2569999999996" table:style-name="ce34">
            <text:p>5,573</text:p>
          </table:table-cell>
          <table:table-cell office:value-type="float" office:value="88844.187999999995" table:style-name="ce34">
            <text:p>88,844</text:p>
          </table:table-cell>
          <table:table-cell office:value-type="float" office:value="124421.55100000001" table:style-name="ce34">
            <text:p>124,422</text:p>
          </table:table-cell>
          <table:table-cell office:value-type="float" office:value="7615.5280000000002" table:style-name="ce34">
            <text:p>7,616</text:p>
          </table:table-cell>
          <table:table-cell office:value-type="float" office:value="1678.5029999999999" table:style-name="ce34">
            <text:p>1,679</text:p>
          </table:table-cell>
          <table:table-cell office:value-type="float" office:value="1348.1659999999999" table:style-name="ce34">
            <text:p>1,348</text:p>
          </table:table-cell>
          <table:table-cell office:value-type="float" office:value="246342.88399999999" table:style-name="ce34">
            <text:p>246,343</text:p>
          </table:table-cell>
          <table:table-cell table:style-name="ce1"/>
          <table:table-cell office:value-type="string" table:style-name="ce32">
            <text:p>Apr 2001 to Mar 2002</text:p>
          </table:table-cell>
          <table:table-cell office:value-type="float" office:value="33710.347000000002" table:style-name="ce35">
            <text:p>33,710</text:p>
          </table:table-cell>
          <table:table-cell office:value-type="float" office:value="5231.09" table:style-name="ce35">
            <text:p>5,231</text:p>
          </table:table-cell>
          <table:table-cell office:value-type="float" office:value="1713.1610000000001" table:style-name="ce35">
            <text:p>1,713</text:p>
          </table:table-cell>
          <table:table-cell office:value-type="float" office:value="11641.498" table:style-name="ce35">
            <text:p>11,641</text:p>
          </table:table-cell>
          <table:table-cell office:value-type="float" office:value="3407.7330000000002" table:style-name="ce35">
            <text:p>3,408</text:p>
          </table:table-cell>
          <table:table-cell office:value-type="float" office:value="190639.05499999999" table:style-name="ce35">
            <text:p>190,639</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46342.88399999999" table:style-name="ce35">
            <text:p>246,343</text:p>
          </table:table-cell>
          <table:table-cell table:style-name="ce1"/>
          <table:table-cell office:value-type="string" table:style-name="ce32">
            <text:p>Apr 2001 to Mar 2002</text:p>
          </table:table-cell>
          <table:table-cell office:value-type="float" office:value="50936.423999999999" table:style-name="ce35">
            <text:p>50,936</text:p>
          </table:table-cell>
          <table:table-cell office:value-type="float" office:value="76608.611999999994" table:style-name="ce35">
            <text:p>76,609</text:p>
          </table:table-cell>
          <table:table-cell office:value-type="float" office:value="20080.738000000001" table:style-name="ce35">
            <text:p>20,081</text:p>
          </table:table-cell>
          <table:table-cell office:value-type="float" office:value="107614.10799999999" table:style-name="ce35">
            <text:p>107,614</text:p>
          </table:table-cell>
          <table:table-cell office:value-type="float" office:value="19352.848000000002" table:style-name="ce35">
            <text:p>19,353</text:p>
          </table:table-cell>
          <table:table-cell office:value-type="float" office:value="218858.198" table:style-name="ce35">
            <text:p>218,858</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493450.92800000001" table:style-name="ce35">
            <text:p>493,451</text:p>
          </table:table-cell>
          <table:table-cell table:number-columns-repeated="16339"/>
        </table:table-row>
        <table:table-row table:style-name="ro3">
          <table:table-cell office:value-type="string" table:style-name="ce32">
            <text:p>Apr 2002 to Mar 2003</text:p>
          </table:table-cell>
          <table:table-cell office:value-type="float" office:value="252085.72200000001" table:style-name="ce33">
            <text:p>252,086</text:p>
          </table:table-cell>
          <table:table-cell office:value-type="float" office:value="253260.736" table:style-name="ce33">
            <text:p>253,261</text:p>
          </table:table-cell>
          <table:table-cell office:value-type="float" office:value="505346.45799999998" table:style-name="ce33">
            <text:p>505,346</text:p>
          </table:table-cell>
          <table:table-cell table:style-name="ce1"/>
          <table:table-cell office:value-type="string" table:style-name="ce32">
            <text:p>Apr 2002 to Mar 2003</text:p>
          </table:table-cell>
          <table:table-cell office:value-type="float" office:value="1558.308" table:style-name="ce34">
            <text:p>1,558</text:p>
          </table:table-cell>
          <table:table-cell office:value-type="float" office:value="4835.3990000000003" table:style-name="ce34">
            <text:p>4,835</text:p>
          </table:table-cell>
          <table:table-cell office:value-type="float" office:value="4219.2700000000004" table:style-name="ce34">
            <text:p>4,219</text:p>
          </table:table-cell>
          <table:table-cell office:value-type="float" office:value="6204.1589999999997" table:style-name="ce34">
            <text:p>6,204</text:p>
          </table:table-cell>
          <table:table-cell office:value-type="float" office:value="5571.8090000000002" table:style-name="ce34">
            <text:p>5,572</text:p>
          </table:table-cell>
          <table:table-cell office:value-type="float" office:value="91650.971999999994" table:style-name="ce34">
            <text:p>91,651</text:p>
          </table:table-cell>
          <table:table-cell office:value-type="float" office:value="127084.463" table:style-name="ce34">
            <text:p>127,084</text:p>
          </table:table-cell>
          <table:table-cell office:value-type="float" office:value="8071.0050000000001" table:style-name="ce34">
            <text:p>8,071</text:p>
          </table:table-cell>
          <table:table-cell office:value-type="float" office:value="1743.5830000000001" table:style-name="ce34">
            <text:p>1,744</text:p>
          </table:table-cell>
          <table:table-cell office:value-type="float" office:value="1146.7539999999999" table:style-name="ce34">
            <text:p>1,147</text:p>
          </table:table-cell>
          <table:table-cell office:value-type="float" office:value="252085.72200000001" table:style-name="ce34">
            <text:p>252,086</text:p>
          </table:table-cell>
          <table:table-cell table:style-name="ce1"/>
          <table:table-cell office:value-type="string" table:style-name="ce32">
            <text:p>Apr 2002 to Mar 2003</text:p>
          </table:table-cell>
          <table:table-cell office:value-type="float" office:value="32232.639999999999" table:style-name="ce35">
            <text:p>32,233</text:p>
          </table:table-cell>
          <table:table-cell office:value-type="float" office:value="5677.1180000000004" table:style-name="ce35">
            <text:p>5,677</text:p>
          </table:table-cell>
          <table:table-cell office:value-type="float" office:value="1990.598" table:style-name="ce35">
            <text:p>1,991</text:p>
          </table:table-cell>
          <table:table-cell office:value-type="float" office:value="12123.894" table:style-name="ce35">
            <text:p>12,124</text:p>
          </table:table-cell>
          <table:table-cell office:value-type="float" office:value="3425.3789999999999" table:style-name="ce35">
            <text:p>3,425</text:p>
          </table:table-cell>
          <table:table-cell office:value-type="float" office:value="196636.09299999999" table:style-name="ce35">
            <text:p>196,636</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52085.72200000001" table:style-name="ce35">
            <text:p>252,086</text:p>
          </table:table-cell>
          <table:table-cell table:style-name="ce1"/>
          <table:table-cell office:value-type="string" table:style-name="ce32">
            <text:p>Apr 2002 to Mar 2003</text:p>
          </table:table-cell>
          <table:table-cell office:value-type="float" office:value="53011.682000000001" table:style-name="ce35">
            <text:p>53,012</text:p>
          </table:table-cell>
          <table:table-cell office:value-type="float" office:value="79256.668000000005" table:style-name="ce35">
            <text:p>79,257</text:p>
          </table:table-cell>
          <table:table-cell office:value-type="float" office:value="21028.184000000001" table:style-name="ce35">
            <text:p>21,028</text:p>
          </table:table-cell>
          <table:table-cell office:value-type="float" office:value="110600.196" table:style-name="ce35">
            <text:p>110,600</text:p>
          </table:table-cell>
          <table:table-cell office:value-type="float" office:value="20033.797999999999" table:style-name="ce35">
            <text:p>20,034</text:p>
          </table:table-cell>
          <table:table-cell office:value-type="float" office:value="222590.94399999999" table:style-name="ce35">
            <text:p>222,591</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506521.47200000001" table:style-name="ce35">
            <text:p>506,521</text:p>
          </table:table-cell>
          <table:table-cell table:number-columns-repeated="16339"/>
        </table:table-row>
        <table:table-row table:style-name="ro3">
          <table:table-cell office:value-type="string" table:style-name="ce32">
            <text:p>Apr 2003 to Mar 2004</text:p>
          </table:table-cell>
          <table:table-cell office:value-type="float" office:value="258147.299" table:style-name="ce33">
            <text:p>258,147</text:p>
          </table:table-cell>
          <table:table-cell office:value-type="float" office:value="243866.34599999999" table:style-name="ce33">
            <text:p>243,866</text:p>
          </table:table-cell>
          <table:table-cell office:value-type="float" office:value="502013.64500000002" table:style-name="ce33">
            <text:p>502,014</text:p>
          </table:table-cell>
          <table:table-cell table:style-name="ce1"/>
          <table:table-cell office:value-type="string" table:style-name="ce32">
            <text:p>Apr 2003 to Mar 2004</text:p>
          </table:table-cell>
          <table:table-cell office:value-type="float" office:value="1658.94" table:style-name="ce34">
            <text:p>1,659</text:p>
          </table:table-cell>
          <table:table-cell office:value-type="float" office:value="4900.2870000000003" table:style-name="ce34">
            <text:p>4,900</text:p>
          </table:table-cell>
          <table:table-cell office:value-type="float" office:value="4564.8" table:style-name="ce34">
            <text:p>4,565</text:p>
          </table:table-cell>
          <table:table-cell office:value-type="float" office:value="6535.4160000000002" table:style-name="ce34">
            <text:p>6,535</text:p>
          </table:table-cell>
          <table:table-cell office:value-type="float" office:value="5663.7790000000005" table:style-name="ce34">
            <text:p>5,664</text:p>
          </table:table-cell>
          <table:table-cell office:value-type="float" office:value="94518.540999999997" table:style-name="ce34">
            <text:p>94,519</text:p>
          </table:table-cell>
          <table:table-cell office:value-type="float" office:value="129043.43399999999" table:style-name="ce34">
            <text:p>129,043</text:p>
          </table:table-cell>
          <table:table-cell office:value-type="float" office:value="8295.1270000000004" table:style-name="ce34">
            <text:p>8,295</text:p>
          </table:table-cell>
          <table:table-cell office:value-type="float" office:value="1811.098" table:style-name="ce34">
            <text:p>1,811</text:p>
          </table:table-cell>
          <table:table-cell office:value-type="float" office:value="1155.877" table:style-name="ce34">
            <text:p>1,156</text:p>
          </table:table-cell>
          <table:table-cell office:value-type="float" office:value="258147.299" table:style-name="ce34">
            <text:p>258,147</text:p>
          </table:table-cell>
          <table:table-cell table:style-name="ce1"/>
          <table:table-cell office:value-type="string" table:style-name="ce32">
            <text:p>Apr 2003 to Mar 2004</text:p>
          </table:table-cell>
          <table:table-cell office:value-type="float" office:value="30506.159" table:style-name="ce35">
            <text:p>30,506</text:p>
          </table:table-cell>
          <table:table-cell office:value-type="float" office:value="6199.8440000000001" table:style-name="ce35">
            <text:p>6,200</text:p>
          </table:table-cell>
          <table:table-cell office:value-type="float" office:value="2362.0659999999998" table:style-name="ce35">
            <text:p>2,362</text:p>
          </table:table-cell>
          <table:table-cell office:value-type="float" office:value="12543.111000000001" table:style-name="ce35">
            <text:p>12,543</text:p>
          </table:table-cell>
          <table:table-cell office:value-type="float" office:value="3615.4639999999999" table:style-name="ce35">
            <text:p>3,615</text:p>
          </table:table-cell>
          <table:table-cell office:value-type="float" office:value="202920.655" table:style-name="ce35">
            <text:p>202,921</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58147.299" table:style-name="ce35">
            <text:p>258,147</text:p>
          </table:table-cell>
          <table:table-cell table:style-name="ce1"/>
          <table:table-cell office:value-type="string" table:style-name="ce32">
            <text:p>Apr 2003 to Mar 2004</text:p>
          </table:table-cell>
          <table:table-cell office:value-type="float" office:value="49813.413999999997" table:style-name="ce35">
            <text:p>49,813</text:p>
          </table:table-cell>
          <table:table-cell office:value-type="float" office:value="76193.524000000005" table:style-name="ce35">
            <text:p>76,194</text:p>
          </table:table-cell>
          <table:table-cell office:value-type="float" office:value="20278.121999999999" table:style-name="ce35">
            <text:p>20,278</text:p>
          </table:table-cell>
          <table:table-cell office:value-type="float" office:value="108251.306" table:style-name="ce35">
            <text:p>108,251</text:p>
          </table:table-cell>
          <table:table-cell office:value-type="float" office:value="20334.554" table:style-name="ce35">
            <text:p>20,335</text:p>
          </table:table-cell>
          <table:table-cell office:value-type="float" office:value="212861.772" table:style-name="ce35">
            <text:p>212,862</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487732.69199999998" table:style-name="ce35">
            <text:p>487,733</text:p>
          </table:table-cell>
          <table:table-cell table:number-columns-repeated="16339"/>
        </table:table-row>
        <table:table-row table:style-name="ro3">
          <table:table-cell office:value-type="string" table:style-name="ce32">
            <text:p>Apr 2004 to Mar 2005</text:p>
          </table:table-cell>
          <table:table-cell office:value-type="float" office:value="265216.91499999998" table:style-name="ce33">
            <text:p>265,217</text:p>
          </table:table-cell>
          <table:table-cell office:value-type="float" office:value="237557.59700000001" table:style-name="ce33">
            <text:p>237,558</text:p>
          </table:table-cell>
          <table:table-cell office:value-type="float" office:value="502774.51199999999" table:style-name="ce33">
            <text:p>502,775</text:p>
          </table:table-cell>
          <table:table-cell table:style-name="ce1"/>
          <table:table-cell office:value-type="string" table:style-name="ce32">
            <text:p>Apr 2004 to Mar 2005</text:p>
          </table:table-cell>
          <table:table-cell office:value-type="float" office:value="1729.9" table:style-name="ce34">
            <text:p>1,730</text:p>
          </table:table-cell>
          <table:table-cell office:value-type="float" office:value="4617.9120000000003" table:style-name="ce34">
            <text:p>4,618</text:p>
          </table:table-cell>
          <table:table-cell office:value-type="float" office:value="4647.9610000000002" table:style-name="ce34">
            <text:p>4,648</text:p>
          </table:table-cell>
          <table:table-cell office:value-type="float" office:value="6628.8209999999999" table:style-name="ce34">
            <text:p>6,629</text:p>
          </table:table-cell>
          <table:table-cell office:value-type="float" office:value="5794.2060000000001" table:style-name="ce34">
            <text:p>5,794</text:p>
          </table:table-cell>
          <table:table-cell office:value-type="float" office:value="96294.061000000002" table:style-name="ce34">
            <text:p>96,294</text:p>
          </table:table-cell>
          <table:table-cell office:value-type="float" office:value="134111.63200000001" table:style-name="ce34">
            <text:p>134,112</text:p>
          </table:table-cell>
          <table:table-cell office:value-type="float" office:value="8522.634" table:style-name="ce34">
            <text:p>8,523</text:p>
          </table:table-cell>
          <table:table-cell office:value-type="float" office:value="1800.924" table:style-name="ce34">
            <text:p>1,801</text:p>
          </table:table-cell>
          <table:table-cell office:value-type="float" office:value="1068.864" table:style-name="ce34">
            <text:p>1,069</text:p>
          </table:table-cell>
          <table:table-cell office:value-type="float" office:value="265216.91499999998" table:style-name="ce34">
            <text:p>265,217</text:p>
          </table:table-cell>
          <table:table-cell table:style-name="ce1"/>
          <table:table-cell office:value-type="string" table:style-name="ce32">
            <text:p>Apr 2004 to Mar 2005</text:p>
          </table:table-cell>
          <table:table-cell office:value-type="float" office:value="28520.192999999999" table:style-name="ce35">
            <text:p>28,520</text:p>
          </table:table-cell>
          <table:table-cell office:value-type="float" office:value="6558.6189999999997" table:style-name="ce35">
            <text:p>6,559</text:p>
          </table:table-cell>
          <table:table-cell office:value-type="float" office:value="2636.7730000000001" table:style-name="ce35">
            <text:p>2,637</text:p>
          </table:table-cell>
          <table:table-cell office:value-type="float" office:value="12820.210999999999" table:style-name="ce35">
            <text:p>12,820</text:p>
          </table:table-cell>
          <table:table-cell office:value-type="float" office:value="3825.7249999999999" table:style-name="ce35">
            <text:p>3,826</text:p>
          </table:table-cell>
          <table:table-cell office:value-type="float" office:value="210855.394" table:style-name="ce35">
            <text:p>210,855</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65216.91499999998" table:style-name="ce35">
            <text:p>265,217</text:p>
          </table:table-cell>
          <table:table-cell table:style-name="ce1"/>
          <table:table-cell office:value-type="string" table:style-name="ce32">
            <text:p>Apr 2004 to Mar 2005</text:p>
          </table:table-cell>
          <table:table-cell office:value-type="float" office:value="46470.84" table:style-name="ce35">
            <text:p>46,471</text:p>
          </table:table-cell>
          <table:table-cell office:value-type="float" office:value="74184.14" table:style-name="ce35">
            <text:p>74,184</text:p>
          </table:table-cell>
          <table:table-cell office:value-type="float" office:value="19010.114000000001" table:style-name="ce35">
            <text:p>19,010</text:p>
          </table:table-cell>
          <table:table-cell office:value-type="float" office:value="105639.51" table:style-name="ce35">
            <text:p>105,640</text:p>
          </table:table-cell>
          <table:table-cell office:value-type="float" office:value="20623.642" table:style-name="ce35">
            <text:p>20,624</text:p>
          </table:table-cell>
          <table:table-cell office:value-type="float" office:value="209186.948" table:style-name="ce35">
            <text:p>209,187</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475115.19400000002" table:style-name="ce35">
            <text:p>475,115</text:p>
          </table:table-cell>
          <table:table-cell table:number-columns-repeated="16339"/>
        </table:table-row>
        <table:table-row table:style-name="ro3">
          <table:table-cell office:value-type="string" table:style-name="ce32">
            <text:p>Apr 2005 to Mar 2006</text:p>
          </table:table-cell>
          <table:table-cell office:value-type="float" office:value="270997.91200000001" table:style-name="ce33">
            <text:p>270,998</text:p>
          </table:table-cell>
          <table:table-cell office:value-type="float" office:value="231426.82500000001" table:style-name="ce33">
            <text:p>231,427</text:p>
          </table:table-cell>
          <table:table-cell office:value-type="float" office:value="502424.73700000002" table:style-name="ce33">
            <text:p>502,425</text:p>
          </table:table-cell>
          <table:table-cell table:style-name="ce1"/>
          <table:table-cell office:value-type="string" table:style-name="ce32">
            <text:p>Apr 2005 to Mar 2006</text:p>
          </table:table-cell>
          <table:table-cell office:value-type="float" office:value="1737.635" table:style-name="ce34">
            <text:p>1,738</text:p>
          </table:table-cell>
          <table:table-cell office:value-type="float" office:value="5466.598" table:style-name="ce34">
            <text:p>5,467</text:p>
          </table:table-cell>
          <table:table-cell office:value-type="float" office:value="4772.3720000000003" table:style-name="ce34">
            <text:p>4,772</text:p>
          </table:table-cell>
          <table:table-cell office:value-type="float" office:value="6680.5870000000004" table:style-name="ce34">
            <text:p>6,681</text:p>
          </table:table-cell>
          <table:table-cell office:value-type="float" office:value="6245.2389999999996" table:style-name="ce34">
            <text:p>6,245</text:p>
          </table:table-cell>
          <table:table-cell office:value-type="float" office:value="97296.11" table:style-name="ce34">
            <text:p>97,296</text:p>
          </table:table-cell>
          <table:table-cell office:value-type="float" office:value="137103.90400000001" table:style-name="ce34">
            <text:p>137,104</text:p>
          </table:table-cell>
          <table:table-cell office:value-type="float" office:value="8750.652" table:style-name="ce34">
            <text:p>8,751</text:p>
          </table:table-cell>
          <table:table-cell office:value-type="float" office:value="1839.673" table:style-name="ce34">
            <text:p>1,840</text:p>
          </table:table-cell>
          <table:table-cell office:value-type="float" office:value="1105.1420000000001" table:style-name="ce34">
            <text:p>1,105</text:p>
          </table:table-cell>
          <table:table-cell office:value-type="float" office:value="270997.91200000001" table:style-name="ce34">
            <text:p>270,998</text:p>
          </table:table-cell>
          <table:table-cell table:style-name="ce1"/>
          <table:table-cell office:value-type="string" table:style-name="ce32">
            <text:p>Apr 2005 to Mar 2006</text:p>
          </table:table-cell>
          <table:table-cell office:value-type="float" office:value="29864.025000000001" table:style-name="ce35">
            <text:p>29,864</text:p>
          </table:table-cell>
          <table:table-cell office:value-type="float" office:value="7251.3770000000004" table:style-name="ce35">
            <text:p>7,251</text:p>
          </table:table-cell>
          <table:table-cell office:value-type="float" office:value="2791.0189999999998" table:style-name="ce35">
            <text:p>2,791</text:p>
          </table:table-cell>
          <table:table-cell office:value-type="float" office:value="13577.414000000001" table:style-name="ce35">
            <text:p>13,577</text:p>
          </table:table-cell>
          <table:table-cell office:value-type="float" office:value="4062.1779999999999" table:style-name="ce35">
            <text:p>4,062</text:p>
          </table:table-cell>
          <table:table-cell office:value-type="float" office:value="213451.899" table:style-name="ce35">
            <text:p>213,452</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70997.91200000001" table:style-name="ce35">
            <text:p>270,998</text:p>
          </table:table-cell>
          <table:table-cell table:style-name="ce1"/>
          <table:table-cell office:value-type="string" table:style-name="ce32">
            <text:p>Apr 2005 to Mar 2006</text:p>
          </table:table-cell>
          <table:table-cell office:value-type="float" office:value="47249.423999999999" table:style-name="ce35">
            <text:p>47,249</text:p>
          </table:table-cell>
          <table:table-cell office:value-type="float" office:value="72049.255999999994" table:style-name="ce35">
            <text:p>72,049</text:p>
          </table:table-cell>
          <table:table-cell office:value-type="float" office:value="17154.686000000002" table:style-name="ce35">
            <text:p>17,155</text:p>
          </table:table-cell>
          <table:table-cell office:value-type="float" office:value="104623.212" table:style-name="ce35">
            <text:p>104,623</text:p>
          </table:table-cell>
          <table:table-cell office:value-type="float" office:value="20135.849999999999" table:style-name="ce35">
            <text:p>20,136</text:p>
          </table:table-cell>
          <table:table-cell office:value-type="float" office:value="201641.22200000001" table:style-name="ce35">
            <text:p>201,641</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462853.65" table:style-name="ce35">
            <text:p>462,854</text:p>
          </table:table-cell>
          <table:table-cell table:number-columns-repeated="16339"/>
        </table:table-row>
        <table:table-row table:style-name="ro3">
          <table:table-cell office:value-type="string" table:style-name="ce32">
            <text:p>Apr 2006 to Mar 2007 [b]</text:p>
          </table:table-cell>
          <table:table-cell office:value-type="float" office:value="298739.23100000003" table:style-name="ce33">
            <text:p>298,739</text:p>
          </table:table-cell>
          <table:table-cell office:value-type="float" office:value="342753.38299999997" table:style-name="ce33">
            <text:p>342,753</text:p>
          </table:table-cell>
          <table:table-cell office:value-type="float" office:value="641492.61399999994" table:style-name="ce33">
            <text:p>641,493</text:p>
          </table:table-cell>
          <table:table-cell table:style-name="ce1"/>
          <table:table-cell office:value-type="string" table:style-name="ce32">
            <text:p>Apr 2006 to Mar 2007 [b]</text:p>
          </table:table-cell>
          <table:table-cell office:value-type="float" office:value="1776.8869999999999" table:style-name="ce34">
            <text:p>1,777</text:p>
          </table:table-cell>
          <table:table-cell office:value-type="float" office:value="6029.4269999999997" table:style-name="ce34">
            <text:p>6,029</text:p>
          </table:table-cell>
          <table:table-cell office:value-type="float" office:value="5060.3019999999997" table:style-name="ce34">
            <text:p>5,060</text:p>
          </table:table-cell>
          <table:table-cell office:value-type="float" office:value="7351.924" table:style-name="ce34">
            <text:p>7,352</text:p>
          </table:table-cell>
          <table:table-cell office:value-type="float" office:value="7042.3190000000004" table:style-name="ce34">
            <text:p>7,042</text:p>
          </table:table-cell>
          <table:table-cell office:value-type="float" office:value="106255.151" table:style-name="ce34">
            <text:p>106,255</text:p>
          </table:table-cell>
          <table:table-cell office:value-type="float" office:value="152750.06599999999" table:style-name="ce34">
            <text:p>152,750</text:p>
          </table:table-cell>
          <table:table-cell office:value-type="float" office:value="9313.2080000000005" table:style-name="ce34">
            <text:p>9,313</text:p>
          </table:table-cell>
          <table:table-cell office:value-type="float" office:value="1919.348" table:style-name="ce34">
            <text:p>1,919</text:p>
          </table:table-cell>
          <table:table-cell office:value-type="float" office:value="1240.5989999999999" table:style-name="ce34">
            <text:p>1,241</text:p>
          </table:table-cell>
          <table:table-cell office:value-type="float" office:value="298739.23100000003" table:style-name="ce34">
            <text:p>298,739</text:p>
          </table:table-cell>
          <table:table-cell table:style-name="ce1"/>
          <table:table-cell office:value-type="string" table:style-name="ce32">
            <text:p>Apr 2006 to Mar 2007 [b]</text:p>
          </table:table-cell>
          <table:table-cell office:value-type="float" office:value="251066.217" table:style-name="ce35">
            <text:p>251,066</text:p>
          </table:table-cell>
          <table:table-cell office:value-type="float" office:value="11961.874" table:style-name="ce35">
            <text:p>11,962</text:p>
          </table:table-cell>
          <table:table-cell office:value-type="float" office:value="5101.0309999999999" table:style-name="ce35">
            <text:p>5,101</text:p>
          </table:table-cell>
          <table:table-cell office:value-type="float" office:value="20007.353999999999" table:style-name="ce35">
            <text:p>20,007</text:p>
          </table:table-cell>
          <table:table-cell office:value-type="float" office:value="4815.8959999999997" table:style-name="ce35">
            <text:p>4,816</text:p>
          </table:table-cell>
          <table:table-cell office:value-type="float" office:value="5786.8590000000004" table:style-name="ce35">
            <text:p>5,787</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98739.23100000003" table:style-name="ce35">
            <text:p>298,739</text:p>
          </table:table-cell>
          <table:table-cell table:style-name="ce1"/>
          <table:table-cell office:value-type="string" table:style-name="ce32">
            <text:p>Apr 2006 to Mar 2007 [b]</text:p>
          </table:table-cell>
          <table:table-cell office:value-type="float" office:value="278175.32799999998" table:style-name="ce35">
            <text:p>278,175</text:p>
          </table:table-cell>
          <table:table-cell office:value-type="float" office:value="126137.46400000001" table:style-name="ce35">
            <text:p>126,137</text:p>
          </table:table-cell>
          <table:table-cell office:value-type="float" office:value="34476.502" table:style-name="ce35">
            <text:p>34,477</text:p>
          </table:table-cell>
          <table:table-cell office:value-type="float" office:value="186817.21599999999" table:style-name="ce35">
            <text:p>186,817</text:p>
          </table:table-cell>
          <table:table-cell office:value-type="float" office:value="38220.22" table:style-name="ce35">
            <text:p>38,220</text:p>
          </table:table-cell>
          <table:table-cell office:value-type="float" office:value="21680.036" table:style-name="ce35">
            <text:p>21,680</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685506.76599999995" table:style-name="ce35">
            <text:p>685,507</text:p>
          </table:table-cell>
          <table:table-cell table:number-columns-repeated="16339"/>
        </table:table-row>
        <table:table-row table:style-name="ro3">
          <table:table-cell office:value-type="string" table:style-name="ce32">
            <text:p>Apr 2007 to Mar 2008</text:p>
          </table:table-cell>
          <table:table-cell office:value-type="float" office:value="320197.40100000001" table:style-name="ce33">
            <text:p>320,197</text:p>
          </table:table-cell>
          <table:table-cell office:value-type="float" office:value="332902.11200000002" table:style-name="ce33">
            <text:p>332,902</text:p>
          </table:table-cell>
          <table:table-cell office:value-type="float" office:value="653099.51300000004" table:style-name="ce33">
            <text:p>653,100</text:p>
          </table:table-cell>
          <table:table-cell table:style-name="ce1"/>
          <table:table-cell office:value-type="string" table:style-name="ce32">
            <text:p>Apr 2007 to Mar 2008</text:p>
          </table:table-cell>
          <table:table-cell office:value-type="float" office:value="1893.6120000000001" table:style-name="ce34">
            <text:p>1,894</text:p>
          </table:table-cell>
          <table:table-cell office:value-type="float" office:value="6451.7939999999999" table:style-name="ce34">
            <text:p>6,452</text:p>
          </table:table-cell>
          <table:table-cell office:value-type="float" office:value="5380.5770000000002" table:style-name="ce34">
            <text:p>5,381</text:p>
          </table:table-cell>
          <table:table-cell office:value-type="float" office:value="7768.2979999999998" table:style-name="ce34">
            <text:p>7,768</text:p>
          </table:table-cell>
          <table:table-cell office:value-type="float" office:value="7726.8090000000002" table:style-name="ce34">
            <text:p>7,727</text:p>
          </table:table-cell>
          <table:table-cell office:value-type="float" office:value="112095.40300000001" table:style-name="ce34">
            <text:p>112,095</text:p>
          </table:table-cell>
          <table:table-cell office:value-type="float" office:value="165524.125" table:style-name="ce34">
            <text:p>165,524</text:p>
          </table:table-cell>
          <table:table-cell office:value-type="float" office:value="9978.3909999999996" table:style-name="ce34">
            <text:p>9,978</text:p>
          </table:table-cell>
          <table:table-cell office:value-type="float" office:value="2016.873" table:style-name="ce34">
            <text:p>2,017</text:p>
          </table:table-cell>
          <table:table-cell office:value-type="float" office:value="1361.519" table:style-name="ce34">
            <text:p>1,362</text:p>
          </table:table-cell>
          <table:table-cell office:value-type="float" office:value="320197.40100000001" table:style-name="ce34">
            <text:p>320,197</text:p>
          </table:table-cell>
          <table:table-cell table:style-name="ce1"/>
          <table:table-cell office:value-type="string" table:style-name="ce32">
            <text:p>Apr 2007 to Mar 2008</text:p>
          </table:table-cell>
          <table:table-cell office:value-type="float" office:value="268780.70699999999" table:style-name="ce35">
            <text:p>268,781</text:p>
          </table:table-cell>
          <table:table-cell office:value-type="float" office:value="12916.120999999999" table:style-name="ce35">
            <text:p>12,916</text:p>
          </table:table-cell>
          <table:table-cell office:value-type="float" office:value="5599.4539999999997" table:style-name="ce35">
            <text:p>5,599</text:p>
          </table:table-cell>
          <table:table-cell office:value-type="float" office:value="21486.592000000001" table:style-name="ce35">
            <text:p>21,487</text:p>
          </table:table-cell>
          <table:table-cell office:value-type="float" office:value="5307.326" table:style-name="ce35">
            <text:p>5,307</text:p>
          </table:table-cell>
          <table:table-cell office:value-type="float" office:value="6107.201" table:style-name="ce35">
            <text:p>6,107</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320197.40100000001" table:style-name="ce35">
            <text:p>320,197</text:p>
          </table:table-cell>
          <table:table-cell table:style-name="ce1"/>
          <table:table-cell office:value-type="string" table:style-name="ce32">
            <text:p>Apr 2007 to Mar 2008</text:p>
          </table:table-cell>
          <table:table-cell office:value-type="float" office:value="276802.264573419" table:style-name="ce35">
            <text:p>276,802</text:p>
          </table:table-cell>
          <table:table-cell office:value-type="float" office:value="120625.15535230099" table:style-name="ce35">
            <text:p>120,625</text:p>
          </table:table-cell>
          <table:table-cell office:value-type="float" office:value="32095.066286898302" table:style-name="ce35">
            <text:p>32,095</text:p>
          </table:table-cell>
          <table:table-cell office:value-type="float" office:value="180097.944389499" table:style-name="ce35">
            <text:p>180,098</text:p>
          </table:table-cell>
          <table:table-cell office:value-type="float" office:value="30681.5359716604" table:style-name="ce35">
            <text:p>30,682</text:p>
          </table:table-cell>
          <table:table-cell office:value-type="float" office:value="25502.257426221298" table:style-name="ce35">
            <text:p>25,502</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665804.223999999" table:style-name="ce35">
            <text:p>665,804</text:p>
          </table:table-cell>
          <table:table-cell table:number-columns-repeated="16339"/>
        </table:table-row>
        <table:table-row table:style-name="ro3">
          <table:table-cell office:value-type="string" table:style-name="ce32">
            <text:p>Apr 2008 to Mar 2009</text:p>
          </table:table-cell>
          <table:table-cell office:value-type="float" office:value="320722.40788651002" table:style-name="ce36">
            <text:p>320,722</text:p>
          </table:table-cell>
          <table:table-cell office:value-type="float" office:value="318625.17991001997" table:style-name="ce36">
            <text:p>318,625</text:p>
          </table:table-cell>
          <table:table-cell office:value-type="float" office:value="639347.58779652999" table:style-name="ce36">
            <text:p>639,348</text:p>
          </table:table-cell>
          <table:table-cell table:style-name="ce1"/>
          <table:table-cell office:value-type="string" table:style-name="ce32">
            <text:p>Apr 2008 to Mar 2009</text:p>
          </table:table-cell>
          <table:table-cell office:value-type="float" office:value="1926.5137400000001" table:style-name="ce37">
            <text:p>1,927</text:p>
          </table:table-cell>
          <table:table-cell office:value-type="float" office:value="6576.2425297" table:style-name="ce37">
            <text:p>6,576</text:p>
          </table:table-cell>
          <table:table-cell office:value-type="float" office:value="5582.8803399999997" table:style-name="ce37">
            <text:p>5,583</text:p>
          </table:table-cell>
          <table:table-cell office:value-type="float" office:value="7914.0243600000003" table:style-name="ce37">
            <text:p>7,914</text:p>
          </table:table-cell>
          <table:table-cell office:value-type="float" office:value="7953.6405502099997" table:style-name="ce37">
            <text:p>7,954</text:p>
          </table:table-cell>
          <table:table-cell office:value-type="float" office:value="110460.65767034001" table:style-name="ce37">
            <text:p>110,461</text:p>
          </table:table-cell>
          <table:table-cell office:value-type="float" office:value="166392.52649632" table:style-name="ce37">
            <text:p>166,393</text:p>
          </table:table-cell>
          <table:table-cell office:value-type="float" office:value="10403.19831998" table:style-name="ce37">
            <text:p>10,403</text:p>
          </table:table-cell>
          <table:table-cell office:value-type="float" office:value="2040.04854" table:style-name="ce37">
            <text:p>2,040</text:p>
          </table:table-cell>
          <table:table-cell office:value-type="float" office:value="1472.67533996" table:style-name="ce37">
            <text:p>1,473</text:p>
          </table:table-cell>
          <table:table-cell office:value-type="float" office:value="320722.40788651002" table:style-name="ce37">
            <text:p>320,722</text:p>
          </table:table-cell>
          <table:table-cell table:style-name="ce1"/>
          <table:table-cell office:value-type="string" table:style-name="ce32">
            <text:p>Apr 2008 to Mar 2009</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77015.141792780007" table:style-name="ce35">
            <text:p>77,015</text:p>
          </table:table-cell>
          <table:table-cell office:value-type="float" office:value="213434.64713932999" table:style-name="ce38">
            <text:p>213,435</text:p>
          </table:table-cell>
          <table:table-cell office:value-type="float" office:value="7500.6786948199997" table:style-name="ce38">
            <text:p>7,501</text:p>
          </table:table-cell>
          <table:table-cell office:value-type="float" office:value="14711.712189239999" table:style-name="ce38">
            <text:p>14,712</text:p>
          </table:table-cell>
          <table:table-cell office:value-type="float" office:value="8060.2280703400002" table:style-name="ce38">
            <text:p>8,060</text:p>
          </table:table-cell>
          <table:table-cell office:value-type="float" office:value="320722.40788651002" table:style-name="ce38">
            <text:p>320,722</text:p>
          </table:table-cell>
          <table:table-cell table:style-name="ce1"/>
          <table:table-cell office:value-type="string" table:style-name="ce32">
            <text:p>Apr 2008 to Mar 2009</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201624.69273000001" table:style-name="ce35">
            <text:p>201,625</text:p>
          </table:table-cell>
          <table:table-cell office:value-type="float" office:value="181057.7519" table:style-name="ce38">
            <text:p>181,058</text:p>
          </table:table-cell>
          <table:table-cell office:value-type="float" office:value="81810.291940020004" table:style-name="ce38">
            <text:p>81,810</text:p>
          </table:table-cell>
          <table:table-cell office:value-type="float" office:value="119438.51327" table:style-name="ce38">
            <text:p>119,439</text:p>
          </table:table-cell>
          <table:table-cell office:value-type="float" office:value="53319.109980020003" table:style-name="ce38">
            <text:p>53,319</text:p>
          </table:table-cell>
          <table:table-cell office:value-type="float" office:value="637250.35982003994" table:style-name="ce38">
            <text:p>637,250</text:p>
          </table:table-cell>
          <table:table-cell table:number-columns-repeated="16339"/>
        </table:table-row>
        <table:table-row table:style-name="ro3">
          <table:table-cell office:value-type="string" table:style-name="ce32">
            <text:p>Apr 2009 to Mar 2010</text:p>
          </table:table-cell>
          <table:table-cell office:value-type="float" office:value="315292.70461223001" table:style-name="ce33">
            <text:p>315,293</text:p>
          </table:table-cell>
          <table:table-cell office:value-type="float" office:value="316935.47515006003" table:style-name="ce33">
            <text:p>316,935</text:p>
          </table:table-cell>
          <table:table-cell office:value-type="float" office:value="632228.17976228998" table:style-name="ce33">
            <text:p>632,228</text:p>
          </table:table-cell>
          <table:table-cell table:style-name="ce1"/>
          <table:table-cell office:value-type="string" table:style-name="ce32">
            <text:p>Apr 2009 to Mar 2010</text:p>
          </table:table-cell>
          <table:table-cell office:value-type="float" office:value="1935.80186" table:style-name="ce34">
            <text:p>1,936</text:p>
          </table:table-cell>
          <table:table-cell office:value-type="float" office:value="8014.3180013199999" table:style-name="ce34">
            <text:p>8,014</text:p>
          </table:table-cell>
          <table:table-cell office:value-type="float" office:value="5507.75316002" table:style-name="ce34">
            <text:p>5,508</text:p>
          </table:table-cell>
          <table:table-cell office:value-type="float" office:value="7646.82924" table:style-name="ce34">
            <text:p>7,647</text:p>
          </table:table-cell>
          <table:table-cell office:value-type="float" office:value="8724.5744384900008" table:style-name="ce34">
            <text:p>8,725</text:p>
          </table:table-cell>
          <table:table-cell office:value-type="float" office:value="105203.04952968001" table:style-name="ce34">
            <text:p>105,203</text:p>
          </table:table-cell>
          <table:table-cell office:value-type="float" office:value="164231.70016263999" table:style-name="ce34">
            <text:p>164,232</text:p>
          </table:table-cell>
          <table:table-cell office:value-type="float" office:value="10319.528540040001" table:style-name="ce34">
            <text:p>10,320</text:p>
          </table:table-cell>
          <table:table-cell office:value-type="float" office:value="2051.27846" table:style-name="ce34">
            <text:p>2,051</text:p>
          </table:table-cell>
          <table:table-cell office:value-type="float" office:value="1657.87122004" table:style-name="ce34">
            <text:p>1,658</text:p>
          </table:table-cell>
          <table:table-cell office:value-type="float" office:value="315292.70461223001" table:style-name="ce34">
            <text:p>315,293</text:p>
          </table:table-cell>
          <table:table-cell table:style-name="ce1"/>
          <table:table-cell office:value-type="string" table:style-name="ce32">
            <text:p>Apr 2009 to Mar 2010</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77569.223637289993" table:style-name="ce35">
            <text:p>77,569</text:p>
          </table:table-cell>
          <table:table-cell office:value-type="float" office:value="208059.79049756" table:style-name="ce35">
            <text:p>208,060</text:p>
          </table:table-cell>
          <table:table-cell office:value-type="float" office:value="7322.0852403600002" table:style-name="ce35">
            <text:p>7,322</text:p>
          </table:table-cell>
          <table:table-cell office:value-type="float" office:value="14002.789598560001" table:style-name="ce35">
            <text:p>14,003</text:p>
          </table:table-cell>
          <table:table-cell office:value-type="float" office:value="8338.8156384600006" table:style-name="ce35">
            <text:p>8,339</text:p>
          </table:table-cell>
          <table:table-cell office:value-type="float" office:value="315292.70461223001" table:style-name="ce35">
            <text:p>315,293</text:p>
          </table:table-cell>
          <table:table-cell table:style-name="ce1"/>
          <table:table-cell office:value-type="string" table:style-name="ce32">
            <text:p>Apr 2009 to Mar 2010</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203557.36910004" table:style-name="ce35">
            <text:p>203,557</text:p>
          </table:table-cell>
          <table:table-cell office:value-type="float" office:value="179054.93142004" table:style-name="ce35">
            <text:p>179,055</text:p>
          </table:table-cell>
          <table:table-cell office:value-type="float" office:value="79683.131410040005" table:style-name="ce35">
            <text:p>79,683</text:p>
          </table:table-cell>
          <table:table-cell office:value-type="float" office:value="116358.35291" table:style-name="ce35">
            <text:p>116,358</text:p>
          </table:table-cell>
          <table:table-cell office:value-type="float" office:value="55217.165459999997" table:style-name="ce35">
            <text:p>55,217</text:p>
          </table:table-cell>
          <table:table-cell office:value-type="float" office:value="633870.95030012005" table:style-name="ce35">
            <text:p>633,871</text:p>
          </table:table-cell>
          <table:table-cell table:number-columns-repeated="16339"/>
        </table:table-row>
        <table:table-row table:style-name="ro3">
          <table:table-cell office:value-type="string" table:style-name="ce32">
            <text:p>Apr 2010 to Mar 2011</text:p>
          </table:table-cell>
          <table:table-cell office:value-type="float" office:value="334545.84261547" table:style-name="ce33">
            <text:p>334,546</text:p>
          </table:table-cell>
          <table:table-cell office:value-type="float" office:value="371713.40579997998" table:style-name="ce33">
            <text:p>371,713</text:p>
          </table:table-cell>
          <table:table-cell office:value-type="float" office:value="706259.24841544998" table:style-name="ce33">
            <text:p>706,259</text:p>
          </table:table-cell>
          <table:table-cell table:style-name="ce1"/>
          <table:table-cell office:value-type="string" table:style-name="ce32">
            <text:p>Apr 2010 to Mar 2011</text:p>
          </table:table-cell>
          <table:table-cell office:value-type="float" office:value="1994.5155199999999" table:style-name="ce34">
            <text:p>1,995</text:p>
          </table:table-cell>
          <table:table-cell office:value-type="float" office:value="8416.2913682500002" table:style-name="ce34">
            <text:p>8,416</text:p>
          </table:table-cell>
          <table:table-cell office:value-type="float" office:value="5759.3125599799996" table:style-name="ce34">
            <text:p>5,759</text:p>
          </table:table-cell>
          <table:table-cell office:value-type="float" office:value="8143.1860999999999" table:style-name="ce34">
            <text:p>8,143</text:p>
          </table:table-cell>
          <table:table-cell office:value-type="float" office:value="9254.1232696700008" table:style-name="ce34">
            <text:p>9,254</text:p>
          </table:table-cell>
          <table:table-cell office:value-type="float" office:value="112094.94016981999" table:style-name="ce34">
            <text:p>112,095</text:p>
          </table:table-cell>
          <table:table-cell office:value-type="float" office:value="174042.82113776999" table:style-name="ce34">
            <text:p>174,043</text:p>
          </table:table-cell>
          <table:table-cell office:value-type="float" office:value="10715.53176" table:style-name="ce34">
            <text:p>10,716</text:p>
          </table:table-cell>
          <table:table-cell office:value-type="float" office:value="2162.1811400000001" table:style-name="ce34">
            <text:p>2,162</text:p>
          </table:table-cell>
          <table:table-cell office:value-type="float" office:value="1962.9395899799999" table:style-name="ce34">
            <text:p>1,963</text:p>
          </table:table-cell>
          <table:table-cell office:value-type="float" office:value="334545.84261547" table:style-name="ce34">
            <text:p>334,546</text:p>
          </table:table-cell>
          <table:table-cell table:style-name="ce1"/>
          <table:table-cell office:value-type="string" table:style-name="ce32">
            <text:p>Apr 2010 to Mar 2011</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81666.140268670002" table:style-name="ce35">
            <text:p>81,666</text:p>
          </table:table-cell>
          <table:table-cell office:value-type="float" office:value="220539.00784229999" table:style-name="ce35">
            <text:p>220,539</text:p>
          </table:table-cell>
          <table:table-cell office:value-type="float" office:value="7605.2232539799998" table:style-name="ce35">
            <text:p>7,605</text:p>
          </table:table-cell>
          <table:table-cell office:value-type="float" office:value="14391.422060839999" table:style-name="ce35">
            <text:p>14,391</text:p>
          </table:table-cell>
          <table:table-cell office:value-type="float" office:value="10344.049189679999" table:style-name="ce35">
            <text:p>10,344</text:p>
          </table:table-cell>
          <table:table-cell office:value-type="float" office:value="334545.84261547" table:style-name="ce35">
            <text:p>334,546</text:p>
          </table:table-cell>
          <table:table-cell table:style-name="ce1"/>
          <table:table-cell office:value-type="string" table:style-name="ce32">
            <text:p>Apr 2010 to Mar 2011</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251994.57078998" table:style-name="ce35">
            <text:p>251,995</text:p>
          </table:table-cell>
          <table:table-cell office:value-type="float" office:value="207485.13526000001" table:style-name="ce35">
            <text:p>207,485</text:p>
          </table:table-cell>
          <table:table-cell office:value-type="float" office:value="88979.893940020003" table:style-name="ce35">
            <text:p>88,980</text:p>
          </table:table-cell>
          <table:table-cell office:value-type="float" office:value="125346.08958996" table:style-name="ce35">
            <text:p>125,346</text:p>
          </table:table-cell>
          <table:table-cell office:value-type="float" office:value="69621.122019999995" table:style-name="ce35">
            <text:p>69,621</text:p>
          </table:table-cell>
          <table:table-cell office:value-type="float" office:value="743426.81159995997" table:style-name="ce35">
            <text:p>743,427</text:p>
          </table:table-cell>
          <table:table-cell table:number-columns-repeated="16339"/>
        </table:table-row>
        <table:table-row table:style-name="ro3">
          <table:table-cell office:value-type="string" table:style-name="ce32">
            <text:p>Apr 2011 to Mar 2012</text:p>
          </table:table-cell>
          <table:table-cell office:value-type="float" office:value="348474.97399999999" table:style-name="ce33">
            <text:p>348,475</text:p>
          </table:table-cell>
          <table:table-cell office:value-type="float" office:value="403750.53399999999" table:style-name="ce33">
            <text:p>403,751</text:p>
          </table:table-cell>
          <table:table-cell office:value-type="float" office:value="752225.50800000003" table:style-name="ce33">
            <text:p>752,226</text:p>
          </table:table-cell>
          <table:table-cell table:style-name="ce1"/>
          <table:table-cell office:value-type="string" table:style-name="ce32">
            <text:p>Apr 2011 to Mar 2012</text:p>
          </table:table-cell>
          <table:table-cell office:value-type="float" office:value="2135.8180000000002" table:style-name="ce34">
            <text:p>2,136</text:p>
          </table:table-cell>
          <table:table-cell office:value-type="float" office:value="8840.7119999999995" table:style-name="ce34">
            <text:p>8,841</text:p>
          </table:table-cell>
          <table:table-cell office:value-type="float" office:value="5980.4059999999999" table:style-name="ce34">
            <text:p>5,980</text:p>
          </table:table-cell>
          <table:table-cell office:value-type="float" office:value="8429.0480000000007" table:style-name="ce34">
            <text:p>8,429</text:p>
          </table:table-cell>
          <table:table-cell office:value-type="float" office:value="9903.5660000000007" table:style-name="ce34">
            <text:p>9,904</text:p>
          </table:table-cell>
          <table:table-cell office:value-type="float" office:value="115940.14599999999" table:style-name="ce34">
            <text:p>115,940</text:p>
          </table:table-cell>
          <table:table-cell office:value-type="float" office:value="181657.826" table:style-name="ce34">
            <text:p>181,658</text:p>
          </table:table-cell>
          <table:table-cell office:value-type="float" office:value="11294.154" table:style-name="ce34">
            <text:p>11,294</text:p>
          </table:table-cell>
          <table:table-cell office:value-type="float" office:value="2232.1439999999998" table:style-name="ce34">
            <text:p>2,232</text:p>
          </table:table-cell>
          <table:table-cell office:value-type="float" office:value="2061.154" table:style-name="ce34">
            <text:p>2,061</text:p>
          </table:table-cell>
          <table:table-cell office:value-type="float" office:value="348474.97399999999" table:style-name="ce34">
            <text:p>348,475</text:p>
          </table:table-cell>
          <table:table-cell table:style-name="ce1"/>
          <table:table-cell office:value-type="string" table:style-name="ce32">
            <text:p>Apr 2011 to Mar 2012</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84998.703999999998" table:style-name="ce35">
            <text:p>84,999</text:p>
          </table:table-cell>
          <table:table-cell office:value-type="float" office:value="229798.01199999999" table:style-name="ce35">
            <text:p>229,798</text:p>
          </table:table-cell>
          <table:table-cell office:value-type="float" office:value="7831.6459999999997" table:style-name="ce35">
            <text:p>7,832</text:p>
          </table:table-cell>
          <table:table-cell office:value-type="float" office:value="14956.245999999999" table:style-name="ce35">
            <text:p>14,956</text:p>
          </table:table-cell>
          <table:table-cell office:value-type="float" office:value="10890.366" table:style-name="ce35">
            <text:p>10,890</text:p>
          </table:table-cell>
          <table:table-cell office:value-type="float" office:value="348474.97399999999" table:style-name="ce35">
            <text:p>348,475</text:p>
          </table:table-cell>
          <table:table-cell table:style-name="ce1"/>
          <table:table-cell office:value-type="string" table:style-name="ce32">
            <text:p>Apr 2011 to Mar 2012</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283025.25799999997" table:style-name="ce35">
            <text:p>283,025</text:p>
          </table:table-cell>
          <table:table-cell office:value-type="float" office:value="224262.16" table:style-name="ce35">
            <text:p>224,262</text:p>
          </table:table-cell>
          <table:table-cell office:value-type="float" office:value="93542.998000000007" table:style-name="ce35">
            <text:p>93,543</text:p>
          </table:table-cell>
          <table:table-cell office:value-type="float" office:value="129838.69" table:style-name="ce35">
            <text:p>129,839</text:p>
          </table:table-cell>
          <table:table-cell office:value-type="float" office:value="76831.962" table:style-name="ce35">
            <text:p>76,832</text:p>
          </table:table-cell>
          <table:table-cell office:value-type="float" office:value="807501.06799999997" table:style-name="ce35">
            <text:p>807,501</text:p>
          </table:table-cell>
          <table:table-cell table:number-columns-repeated="16339"/>
        </table:table-row>
        <table:table-row table:style-name="ro3">
          <table:table-cell office:value-type="string" table:style-name="ce32">
            <text:p>Apr 2012 to Mar 2013</text:p>
          </table:table-cell>
          <table:table-cell office:value-type="float" office:value="358143.79200000002" table:style-name="ce33">
            <text:p>358,144</text:p>
          </table:table-cell>
          <table:table-cell office:value-type="float" office:value="429327.49599999998" table:style-name="ce33">
            <text:p>429,327</text:p>
          </table:table-cell>
          <table:table-cell office:value-type="float" office:value="787471.28799999994" table:style-name="ce33">
            <text:p>787,471</text:p>
          </table:table-cell>
          <table:table-cell table:style-name="ce1"/>
          <table:table-cell office:value-type="string" table:style-name="ce32">
            <text:p>Apr 2012 to Mar 2013</text:p>
          </table:table-cell>
          <table:table-cell office:value-type="float" office:value="2207.6460000000002" table:style-name="ce34">
            <text:p>2,208</text:p>
          </table:table-cell>
          <table:table-cell office:value-type="float" office:value="9037.4599999999991" table:style-name="ce34">
            <text:p>9,037</text:p>
          </table:table-cell>
          <table:table-cell office:value-type="float" office:value="6056.8119999999999" table:style-name="ce34">
            <text:p>6,057</text:p>
          </table:table-cell>
          <table:table-cell office:value-type="float" office:value="8563.8080000000009" table:style-name="ce34">
            <text:p>8,564</text:p>
          </table:table-cell>
          <table:table-cell office:value-type="float" office:value="10492.82" table:style-name="ce34">
            <text:p>10,493</text:p>
          </table:table-cell>
          <table:table-cell office:value-type="float" office:value="120541.598" table:style-name="ce34">
            <text:p>120,542</text:p>
          </table:table-cell>
          <table:table-cell office:value-type="float" office:value="185678.014" table:style-name="ce34">
            <text:p>185,678</text:p>
          </table:table-cell>
          <table:table-cell office:value-type="float" office:value="11252.567999999999" table:style-name="ce34">
            <text:p>11,253</text:p>
          </table:table-cell>
          <table:table-cell office:value-type="float" office:value="2265.6439999999998" table:style-name="ce34">
            <text:p>2,266</text:p>
          </table:table-cell>
          <table:table-cell office:value-type="float" office:value="2047.422" table:style-name="ce34">
            <text:p>2,047</text:p>
          </table:table-cell>
          <table:table-cell office:value-type="float" office:value="358143.79200000002" table:style-name="ce34">
            <text:p>358,144</text:p>
          </table:table-cell>
          <table:table-cell table:style-name="ce1"/>
          <table:table-cell office:value-type="string" table:style-name="ce32">
            <text:p>Apr 2012 to Mar 2013</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87658.851999999999" table:style-name="ce35">
            <text:p>87,659</text:p>
          </table:table-cell>
          <table:table-cell office:value-type="float" office:value="235265.41399999999" table:style-name="ce35">
            <text:p>235,265</text:p>
          </table:table-cell>
          <table:table-cell office:value-type="float" office:value="8355.1139999999996" table:style-name="ce35">
            <text:p>8,355</text:p>
          </table:table-cell>
          <table:table-cell office:value-type="float" office:value="15505.242" table:style-name="ce35">
            <text:p>15,505</text:p>
          </table:table-cell>
          <table:table-cell office:value-type="float" office:value="11359.17" table:style-name="ce35">
            <text:p>11,359</text:p>
          </table:table-cell>
          <table:table-cell office:value-type="float" office:value="358143.79200000002" table:style-name="ce35">
            <text:p>358,144</text:p>
          </table:table-cell>
          <table:table-cell table:style-name="ce1"/>
          <table:table-cell office:value-type="string" table:style-name="ce32">
            <text:p>Apr 2012 to Mar 2013</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308989.272" table:style-name="ce35">
            <text:p>308,989</text:p>
          </table:table-cell>
          <table:table-cell office:value-type="float" office:value="235000.038" table:style-name="ce35">
            <text:p>235,000</text:p>
          </table:table-cell>
          <table:table-cell office:value-type="float" office:value="98031.085999999996" table:style-name="ce35">
            <text:p>98,031</text:p>
          </table:table-cell>
          <table:table-cell office:value-type="float" office:value="134023.75200000001" table:style-name="ce35">
            <text:p>134,024</text:p>
          </table:table-cell>
          <table:table-cell office:value-type="float" office:value="82610.843999999997" table:style-name="ce35">
            <text:p>82,611</text:p>
          </table:table-cell>
          <table:table-cell office:value-type="float" office:value="858654.99199999997" table:style-name="ce35">
            <text:p>858,655</text:p>
          </table:table-cell>
          <table:table-cell table:number-columns-repeated="16339"/>
        </table:table-row>
        <table:table-row table:style-name="ro3">
          <table:table-cell office:value-type="string" table:style-name="ce32">
            <text:p>Apr 2013 to Mar 2014</text:p>
          </table:table-cell>
          <table:table-cell office:value-type="float" office:value="370207.2" table:style-name="ce33">
            <text:p>370,207</text:p>
          </table:table-cell>
          <table:table-cell office:value-type="float" office:value="464320.51199999999" table:style-name="ce33">
            <text:p>464,321</text:p>
          </table:table-cell>
          <table:table-cell office:value-type="float" office:value="834527.71200000006" table:style-name="ce33">
            <text:p>834,528</text:p>
          </table:table-cell>
          <table:table-cell table:style-name="ce1"/>
          <table:table-cell office:value-type="string" table:style-name="ce32">
            <text:p>Apr 2013 to Mar 2014</text:p>
          </table:table-cell>
          <table:table-cell office:value-type="float" office:value="2332.424" table:style-name="ce34">
            <text:p>2,332</text:p>
          </table:table-cell>
          <table:table-cell office:value-type="float" office:value="9450.06" table:style-name="ce34">
            <text:p>9,450</text:p>
          </table:table-cell>
          <table:table-cell office:value-type="float" office:value="6463.61" table:style-name="ce34">
            <text:p>6,464</text:p>
          </table:table-cell>
          <table:table-cell office:value-type="float" office:value="8680.2900000000009" table:style-name="ce34">
            <text:p>8,680</text:p>
          </table:table-cell>
          <table:table-cell office:value-type="float" office:value="11028.175999999999" table:style-name="ce34">
            <text:p>11,028</text:p>
          </table:table-cell>
          <table:table-cell office:value-type="float" office:value="125610.246" table:style-name="ce34">
            <text:p>125,610</text:p>
          </table:table-cell>
          <table:table-cell office:value-type="float" office:value="191005.83199999999" table:style-name="ce34">
            <text:p>191,006</text:p>
          </table:table-cell>
          <table:table-cell office:value-type="float" office:value="11304.762000000001" table:style-name="ce34">
            <text:p>11,305</text:p>
          </table:table-cell>
          <table:table-cell office:value-type="float" office:value="2225.0700000000002" table:style-name="ce34">
            <text:p>2,225</text:p>
          </table:table-cell>
          <table:table-cell office:value-type="float" office:value="2106.73" table:style-name="ce34">
            <text:p>2,107</text:p>
          </table:table-cell>
          <table:table-cell office:value-type="float" office:value="370207.2" table:style-name="ce34">
            <text:p>370,207</text:p>
          </table:table-cell>
          <table:table-cell table:style-name="ce1"/>
          <table:table-cell office:value-type="string" table:style-name="ce32">
            <text:p>Apr 2013 to Mar 2014</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90460.838000000003" table:style-name="ce35">
            <text:p>90,461</text:p>
          </table:table-cell>
          <table:table-cell office:value-type="float" office:value="244715.106" table:style-name="ce35">
            <text:p>244,715</text:p>
          </table:table-cell>
          <table:table-cell office:value-type="float" office:value="8023.57" table:style-name="ce35">
            <text:p>8,024</text:p>
          </table:table-cell>
          <table:table-cell office:value-type="float" office:value="15497.91" table:style-name="ce35">
            <text:p>15,498</text:p>
          </table:table-cell>
          <table:table-cell office:value-type="float" office:value="11509.776" table:style-name="ce35">
            <text:p>11,510</text:p>
          </table:table-cell>
          <table:table-cell office:value-type="float" office:value="370207.2" table:style-name="ce35">
            <text:p>370,207</text:p>
          </table:table-cell>
          <table:table-cell table:style-name="ce1"/>
          <table:table-cell office:value-type="string" table:style-name="ce32">
            <text:p>Apr 2013 to Mar 2014</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333591.462" table:style-name="ce35">
            <text:p>333,591</text:p>
          </table:table-cell>
          <table:table-cell office:value-type="float" office:value="258595.54399999999" table:style-name="ce35">
            <text:p>258,596</text:p>
          </table:table-cell>
          <table:table-cell office:value-type="float" office:value="105420.806" table:style-name="ce35">
            <text:p>105,421</text:p>
          </table:table-cell>
          <table:table-cell office:value-type="float" office:value="140795.51800000001" table:style-name="ce35">
            <text:p>140,796</text:p>
          </table:table-cell>
          <table:table-cell office:value-type="float" office:value="90237.694000000003" table:style-name="ce35">
            <text:p>90,238</text:p>
          </table:table-cell>
          <table:table-cell office:value-type="float" office:value="928641.02399999998" table:style-name="ce35">
            <text:p>928,641</text:p>
          </table:table-cell>
          <table:table-cell table:number-columns-repeated="16339"/>
        </table:table-row>
        <table:table-row table:style-name="ro3">
          <table:table-cell office:value-type="string" table:style-name="ce32">
            <text:p>Apr 2014 to Mar 2015</text:p>
          </table:table-cell>
          <table:table-cell office:value-type="float" office:value="385830.35600000003" table:style-name="ce33">
            <text:p>385,830</text:p>
          </table:table-cell>
          <table:table-cell office:value-type="float" office:value="492211.989" table:style-name="ce33">
            <text:p>492,212</text:p>
          </table:table-cell>
          <table:table-cell office:value-type="float" office:value="878042.34499999997" table:style-name="ce33">
            <text:p>878,042</text:p>
          </table:table-cell>
          <table:table-cell table:style-name="ce1"/>
          <table:table-cell office:value-type="string" table:style-name="ce32">
            <text:p>Apr 2014 to Mar 2015</text:p>
          </table:table-cell>
          <table:table-cell office:value-type="float" office:value="2455.94" table:style-name="ce34">
            <text:p>2,456</text:p>
          </table:table-cell>
          <table:table-cell office:value-type="float" office:value="10062.665999999999" table:style-name="ce34">
            <text:p>10,063</text:p>
          </table:table-cell>
          <table:table-cell office:value-type="float" office:value="6853.6779999999999" table:style-name="ce34">
            <text:p>6,854</text:p>
          </table:table-cell>
          <table:table-cell office:value-type="float" office:value="9025.5059999999994" table:style-name="ce34">
            <text:p>9,026</text:p>
          </table:table-cell>
          <table:table-cell office:value-type="float" office:value="11777.088" table:style-name="ce34">
            <text:p>11,777</text:p>
          </table:table-cell>
          <table:table-cell office:value-type="float" office:value="131770.19" table:style-name="ce34">
            <text:p>131,770</text:p>
          </table:table-cell>
          <table:table-cell office:value-type="float" office:value="197873.098" table:style-name="ce34">
            <text:p>197,873</text:p>
          </table:table-cell>
          <table:table-cell office:value-type="float" office:value="11509.951999999999" table:style-name="ce34">
            <text:p>11,510</text:p>
          </table:table-cell>
          <table:table-cell office:value-type="float" office:value="2239.1179999999999" table:style-name="ce34">
            <text:p>2,239</text:p>
          </table:table-cell>
          <table:table-cell office:value-type="float" office:value="2263.12" table:style-name="ce34">
            <text:p>2,263</text:p>
          </table:table-cell>
          <table:table-cell office:value-type="float" office:value="385830.35600000003" table:style-name="ce34">
            <text:p>385,830</text:p>
          </table:table-cell>
          <table:table-cell table:style-name="ce1"/>
          <table:table-cell office:value-type="string" table:style-name="ce32">
            <text:p>Apr 2014 to Mar 2015</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94650.683999999994" table:style-name="ce35">
            <text:p>94,651</text:p>
          </table:table-cell>
          <table:table-cell office:value-type="float" office:value="254126.21400000001" table:style-name="ce35">
            <text:p>254,126</text:p>
          </table:table-cell>
          <table:table-cell office:value-type="float" office:value="8499.9040000000005" table:style-name="ce35">
            <text:p>8,500</text:p>
          </table:table-cell>
          <table:table-cell office:value-type="float" office:value="15816.564" table:style-name="ce35">
            <text:p>15,817</text:p>
          </table:table-cell>
          <table:table-cell office:value-type="float" office:value="12736.99" table:style-name="ce35">
            <text:p>12,737</text:p>
          </table:table-cell>
          <table:table-cell office:value-type="float" office:value="385830.35600000003" table:style-name="ce35">
            <text:p>385,830</text:p>
          </table:table-cell>
          <table:table-cell table:style-name="ce1"/>
          <table:table-cell office:value-type="string" table:style-name="ce32">
            <text:p>Apr 2014 to Mar 2015</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356844.74200000003" table:style-name="ce35">
            <text:p>356,845</text:p>
          </table:table-cell>
          <table:table-cell office:value-type="float" office:value="270443.74599999998" table:style-name="ce35">
            <text:p>270,444</text:p>
          </table:table-cell>
          <table:table-cell office:value-type="float" office:value="113837.07399999999" table:style-name="ce35">
            <text:p>113,837</text:p>
          </table:table-cell>
          <table:table-cell office:value-type="float" office:value="146954.19399999999" table:style-name="ce35">
            <text:p>146,954</text:p>
          </table:table-cell>
          <table:table-cell office:value-type="float" office:value="96344.221999999994" table:style-name="ce35">
            <text:p>96,344</text:p>
          </table:table-cell>
          <table:table-cell office:value-type="float" office:value="984423.978" table:style-name="ce35">
            <text:p>984,424</text:p>
          </table:table-cell>
          <table:table-cell table:number-columns-repeated="16339"/>
        </table:table-row>
        <table:table-row table:style-name="ro3">
          <table:table-cell office:value-type="string" table:style-name="ce32">
            <text:p>Apr 2015 to Mar 2016</text:p>
          </table:table-cell>
          <table:table-cell office:value-type="float" office:value="397218.44400000002" table:style-name="ce33">
            <text:p>397,218</text:p>
          </table:table-cell>
          <table:table-cell office:value-type="float" office:value="537369.48199999996" table:style-name="ce33">
            <text:p>537,369</text:p>
          </table:table-cell>
          <table:table-cell office:value-type="float" office:value="934587.92599999998" table:style-name="ce33">
            <text:p>934,588</text:p>
          </table:table-cell>
          <table:table-cell table:style-name="ce1"/>
          <table:table-cell office:value-type="string" table:style-name="ce32">
            <text:p>Apr 2015 to Mar 2016</text:p>
          </table:table-cell>
          <table:table-cell office:value-type="float" office:value="2518.4940000000001" table:style-name="ce34">
            <text:p>2,518</text:p>
          </table:table-cell>
          <table:table-cell office:value-type="float" office:value="10671.902" table:style-name="ce34">
            <text:p>10,672</text:p>
          </table:table-cell>
          <table:table-cell office:value-type="float" office:value="7033.308" table:style-name="ce34">
            <text:p>7,033</text:p>
          </table:table-cell>
          <table:table-cell office:value-type="float" office:value="9285.64" table:style-name="ce34">
            <text:p>9,286</text:p>
          </table:table-cell>
          <table:table-cell office:value-type="float" office:value="12533.464" table:style-name="ce34">
            <text:p>12,533</text:p>
          </table:table-cell>
          <table:table-cell office:value-type="float" office:value="137807.61600000001" table:style-name="ce34">
            <text:p>137,808</text:p>
          </table:table-cell>
          <table:table-cell office:value-type="float" office:value="201255.15400000001" table:style-name="ce34">
            <text:p>201,255</text:p>
          </table:table-cell>
          <table:table-cell office:value-type="float" office:value="11780.708000000001" table:style-name="ce34">
            <text:p>11,781</text:p>
          </table:table-cell>
          <table:table-cell office:value-type="float" office:value="2244.2559999999999" table:style-name="ce34">
            <text:p>2,244</text:p>
          </table:table-cell>
          <table:table-cell office:value-type="float" office:value="2087.902" table:style-name="ce34">
            <text:p>2,088</text:p>
          </table:table-cell>
          <table:table-cell office:value-type="float" office:value="397218.44400000002" table:style-name="ce34">
            <text:p>397,218</text:p>
          </table:table-cell>
          <table:table-cell table:style-name="ce1"/>
          <table:table-cell office:value-type="string" table:style-name="ce32">
            <text:p>Apr 2015 to Mar 2016</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96626.63" table:style-name="ce35">
            <text:p>96,627</text:p>
          </table:table-cell>
          <table:table-cell office:value-type="float" office:value="261841.57" table:style-name="ce35">
            <text:p>261,842</text:p>
          </table:table-cell>
          <table:table-cell office:value-type="float" office:value="8738.0480000000007" table:style-name="ce35">
            <text:p>8,738</text:p>
          </table:table-cell>
          <table:table-cell office:value-type="float" office:value="16292.266" table:style-name="ce35">
            <text:p>16,292</text:p>
          </table:table-cell>
          <table:table-cell office:value-type="float" office:value="13719.93" table:style-name="ce35">
            <text:p>13,720</text:p>
          </table:table-cell>
          <table:table-cell office:value-type="float" office:value="397218.44400000002" table:style-name="ce35">
            <text:p>397,218</text:p>
          </table:table-cell>
          <table:table-cell table:style-name="ce1"/>
          <table:table-cell office:value-type="string" table:style-name="ce32">
            <text:p>Apr 2015 to Mar 2016</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442630.67599999998" table:style-name="ce35">
            <text:p>442,631</text:p>
          </table:table-cell>
          <table:table-cell office:value-type="float" office:value="263880.36800000002" table:style-name="ce35">
            <text:p>263,880</text:p>
          </table:table-cell>
          <table:table-cell office:value-type="float" office:value="123109.8" table:style-name="ce35">
            <text:p>123,110</text:p>
          </table:table-cell>
          <table:table-cell office:value-type="float" office:value="148881.22" table:style-name="ce35">
            <text:p>148,881</text:p>
          </table:table-cell>
          <table:table-cell office:value-type="float" office:value="96236.9" table:style-name="ce35">
            <text:p>96,237</text:p>
          </table:table-cell>
          <table:table-cell office:value-type="float" office:value="1074738.9639999999" table:style-name="ce35">
            <text:p>1,074,739</text:p>
          </table:table-cell>
          <table:table-cell table:number-columns-repeated="16339"/>
        </table:table-row>
        <table:table-row table:style-name="ro3">
          <table:table-cell office:value-type="string" table:style-name="ce32">
            <text:p>Apr 2016 to Mar 2017</text:p>
          </table:table-cell>
          <table:table-cell office:value-type="float" office:value="404393.91" table:style-name="ce33">
            <text:p>404,394</text:p>
          </table:table-cell>
          <table:table-cell office:value-type="float" office:value="526064.93999999994" table:style-name="ce33">
            <text:p>526,065</text:p>
          </table:table-cell>
          <table:table-cell office:value-type="float" office:value="930458.85" table:style-name="ce33">
            <text:p>930,459</text:p>
          </table:table-cell>
          <table:table-cell table:style-name="ce1"/>
          <table:table-cell office:value-type="string" table:style-name="ce32">
            <text:p>Apr 2016 to Mar 2017</text:p>
          </table:table-cell>
          <table:table-cell office:value-type="float" office:value="2489.8580000000002" table:style-name="ce34">
            <text:p>2,490</text:p>
          </table:table-cell>
          <table:table-cell office:value-type="float" office:value="11217.724" table:style-name="ce34">
            <text:p>11,218</text:p>
          </table:table-cell>
          <table:table-cell office:value-type="float" office:value="7196.942" table:style-name="ce34">
            <text:p>7,197</text:p>
          </table:table-cell>
          <table:table-cell office:value-type="float" office:value="9493.4599999999991" table:style-name="ce34">
            <text:p>9,493</text:p>
          </table:table-cell>
          <table:table-cell office:value-type="float" office:value="13321.636" table:style-name="ce34">
            <text:p>13,322</text:p>
          </table:table-cell>
          <table:table-cell office:value-type="float" office:value="141906.50599999999" table:style-name="ce34">
            <text:p>141,907</text:p>
          </table:table-cell>
          <table:table-cell office:value-type="float" office:value="202155.05600000001" table:style-name="ce34">
            <text:p>202,155</text:p>
          </table:table-cell>
          <table:table-cell office:value-type="float" office:value="12259.237999999999" table:style-name="ce34">
            <text:p>12,259</text:p>
          </table:table-cell>
          <table:table-cell office:value-type="float" office:value="2109.732" table:style-name="ce34">
            <text:p>2,110</text:p>
          </table:table-cell>
          <table:table-cell office:value-type="float" office:value="2243.7579999999998" table:style-name="ce34">
            <text:p>2,244</text:p>
          </table:table-cell>
          <table:table-cell office:value-type="float" office:value="404393.91" table:style-name="ce34">
            <text:p>404,394</text:p>
          </table:table-cell>
          <table:table-cell table:style-name="ce1"/>
          <table:table-cell office:value-type="string" table:style-name="ce32">
            <text:p>Apr 2016 to Mar 2017</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98768.206000000006" table:style-name="ce35">
            <text:p>98,768</text:p>
          </table:table-cell>
          <table:table-cell office:value-type="float" office:value="266950.52799999999" table:style-name="ce35">
            <text:p>266,951</text:p>
          </table:table-cell>
          <table:table-cell office:value-type="float" office:value="8946.0560000000005" table:style-name="ce35">
            <text:p>8,946</text:p>
          </table:table-cell>
          <table:table-cell office:value-type="float" office:value="15892.907999999999" table:style-name="ce35">
            <text:p>15,893</text:p>
          </table:table-cell>
          <table:table-cell office:value-type="float" office:value="13836.212" table:style-name="ce35">
            <text:p>13,836</text:p>
          </table:table-cell>
          <table:table-cell office:value-type="float" office:value="404393.91" table:style-name="ce35">
            <text:p>404,394</text:p>
          </table:table-cell>
          <table:table-cell table:style-name="ce1"/>
          <table:table-cell office:value-type="string" table:style-name="ce32">
            <text:p>Apr 2016 to Mar 2017</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443476.99400000001" table:style-name="ce35">
            <text:p>443,477</text:p>
          </table:table-cell>
          <table:table-cell office:value-type="float" office:value="251411.628" table:style-name="ce35">
            <text:p>251,412</text:p>
          </table:table-cell>
          <table:table-cell office:value-type="float" office:value="119861.182" table:style-name="ce35">
            <text:p>119,861</text:p>
          </table:table-cell>
          <table:table-cell office:value-type="float" office:value="143710.606" table:style-name="ce35">
            <text:p>143,711</text:p>
          </table:table-cell>
          <table:table-cell office:value-type="float" office:value="93669.47" table:style-name="ce35">
            <text:p>93,669</text:p>
          </table:table-cell>
          <table:table-cell office:value-type="float" office:value="1052129.8799999999" table:style-name="ce35">
            <text:p>1,052,130</text:p>
          </table:table-cell>
          <table:table-cell table:number-columns-repeated="16339"/>
        </table:table-row>
        <table:table-row table:style-name="ro3">
          <table:table-cell office:value-type="string" table:style-name="ce32">
            <text:p>Apr 2017 to Mar 2018</text:p>
          </table:table-cell>
          <table:table-cell office:value-type="float" office:value="407606.06400000001" table:style-name="ce33">
            <text:p>407,606</text:p>
          </table:table-cell>
          <table:table-cell office:value-type="float" office:value="518911.364" table:style-name="ce33">
            <text:p>518,911</text:p>
          </table:table-cell>
          <table:table-cell office:value-type="float" office:value="926517.42799999996" table:style-name="ce33">
            <text:p>926,517</text:p>
          </table:table-cell>
          <table:table-cell table:style-name="ce1"/>
          <table:table-cell office:value-type="string" table:style-name="ce32">
            <text:p>Apr 2017 to Mar 2018</text:p>
          </table:table-cell>
          <table:table-cell office:value-type="float" office:value="2549.7080000000001" table:style-name="ce34">
            <text:p>2,550</text:p>
          </table:table-cell>
          <table:table-cell office:value-type="float" office:value="11212.55" table:style-name="ce34">
            <text:p>11,213</text:p>
          </table:table-cell>
          <table:table-cell office:value-type="float" office:value="7357.8360000000002" table:style-name="ce34">
            <text:p>7,358</text:p>
          </table:table-cell>
          <table:table-cell office:value-type="float" office:value="9550.9580000000005" table:style-name="ce34">
            <text:p>9,551</text:p>
          </table:table-cell>
          <table:table-cell office:value-type="float" office:value="13617.802" table:style-name="ce34">
            <text:p>13,618</text:p>
          </table:table-cell>
          <table:table-cell office:value-type="float" office:value="144166.68799999999" table:style-name="ce34">
            <text:p>144,167</text:p>
          </table:table-cell>
          <table:table-cell office:value-type="float" office:value="202623.63800000001" table:style-name="ce34">
            <text:p>202,624</text:p>
          </table:table-cell>
          <table:table-cell office:value-type="float" office:value="11856.502" table:style-name="ce34">
            <text:p>11,857</text:p>
          </table:table-cell>
          <table:table-cell office:value-type="float" office:value="2154.6260000000002" table:style-name="ce34">
            <text:p>2,155</text:p>
          </table:table-cell>
          <table:table-cell office:value-type="float" office:value="2515.7559999999999" table:style-name="ce34">
            <text:p>2,516</text:p>
          </table:table-cell>
          <table:table-cell office:value-type="float" office:value="407606.06400000001" table:style-name="ce34">
            <text:p>407,606</text:p>
          </table:table-cell>
          <table:table-cell table:style-name="ce1"/>
          <table:table-cell office:value-type="string" table:style-name="ce32">
            <text:p>Apr 2017 to Mar 2018</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98685.872000000003" table:style-name="ce35">
            <text:p>98,686</text:p>
          </table:table-cell>
          <table:table-cell office:value-type="float" office:value="270010.27799999999" table:style-name="ce35">
            <text:p>270,010</text:p>
          </table:table-cell>
          <table:table-cell office:value-type="float" office:value="9047.94" table:style-name="ce35">
            <text:p>9,048</text:p>
          </table:table-cell>
          <table:table-cell office:value-type="float" office:value="16156.188" table:style-name="ce35">
            <text:p>16,156</text:p>
          </table:table-cell>
          <table:table-cell office:value-type="float" office:value="13705.786" table:style-name="ce35">
            <text:p>13,706</text:p>
          </table:table-cell>
          <table:table-cell office:value-type="float" office:value="407606.06400000001" table:style-name="ce35">
            <text:p>407,606</text:p>
          </table:table-cell>
          <table:table-cell table:style-name="ce1"/>
          <table:table-cell office:value-type="string" table:style-name="ce32">
            <text:p>Apr 2017 to Mar 2018</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437492.93199999997" table:style-name="ce35">
            <text:p>437,493</text:p>
          </table:table-cell>
          <table:table-cell office:value-type="float" office:value="246311.73" table:style-name="ce35">
            <text:p>246,312</text:p>
          </table:table-cell>
          <table:table-cell office:value-type="float" office:value="121697.898" table:style-name="ce35">
            <text:p>121,698</text:p>
          </table:table-cell>
          <table:table-cell office:value-type="float" office:value="140552.554" table:style-name="ce35">
            <text:p>140,553</text:p>
          </table:table-cell>
          <table:table-cell office:value-type="float" office:value="91767.614000000001" table:style-name="ce35">
            <text:p>91,768</text:p>
          </table:table-cell>
          <table:table-cell office:value-type="float" office:value="1037822.728" table:style-name="ce35">
            <text:p>1,037,823</text:p>
          </table:table-cell>
          <table:table-cell table:number-columns-repeated="16339"/>
        </table:table-row>
        <table:table-row table:style-name="ro3">
          <table:table-cell office:value-type="string" table:style-name="ce32">
            <text:p>Apr 2018 to Mar 2019</text:p>
          </table:table-cell>
          <table:table-cell office:value-type="float" office:value="420588.19799999997" table:style-name="ce33">
            <text:p>420,588</text:p>
          </table:table-cell>
          <table:table-cell office:value-type="float" office:value="539157.86699999997" table:style-name="ce33">
            <text:p>539,158</text:p>
          </table:table-cell>
          <table:table-cell office:value-type="float" office:value="959746.06499999994" table:style-name="ce33">
            <text:p>959,746</text:p>
          </table:table-cell>
          <table:table-cell table:style-name="ce1"/>
          <table:table-cell office:value-type="string" table:style-name="ce32">
            <text:p>Apr 2018 to Mar 2019</text:p>
          </table:table-cell>
          <table:table-cell office:value-type="float" office:value="2646.6019999999999" table:style-name="ce34">
            <text:p>2,647</text:p>
          </table:table-cell>
          <table:table-cell office:value-type="float" office:value="11333.304" table:style-name="ce34">
            <text:p>11,333</text:p>
          </table:table-cell>
          <table:table-cell office:value-type="float" office:value="7671.08" table:style-name="ce34">
            <text:p>7,671</text:p>
          </table:table-cell>
          <table:table-cell office:value-type="float" office:value="9749.8639999999996" table:style-name="ce34">
            <text:p>9,750</text:p>
          </table:table-cell>
          <table:table-cell office:value-type="float" office:value="14323.147999999999" table:style-name="ce34">
            <text:p>14,323</text:p>
          </table:table-cell>
          <table:table-cell office:value-type="float" office:value="148529.486" table:style-name="ce34">
            <text:p>148,529</text:p>
          </table:table-cell>
          <table:table-cell office:value-type="float" office:value="209600.91" table:style-name="ce34">
            <text:p>209,601</text:p>
          </table:table-cell>
          <table:table-cell office:value-type="float" office:value="12009.19" table:style-name="ce34">
            <text:p>12,009</text:p>
          </table:table-cell>
          <table:table-cell office:value-type="float" office:value="2147.808" table:style-name="ce34">
            <text:p>2,148</text:p>
          </table:table-cell>
          <table:table-cell office:value-type="float" office:value="2576.806" table:style-name="ce34">
            <text:p>2,577</text:p>
          </table:table-cell>
          <table:table-cell office:value-type="float" office:value="420588.19799999997" table:style-name="ce34">
            <text:p>420,588</text:p>
          </table:table-cell>
          <table:table-cell table:style-name="ce1"/>
          <table:table-cell office:value-type="string" table:style-name="ce32">
            <text:p>Apr 2018 to Mar 2019</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102996.856" table:style-name="ce35">
            <text:p>102,997</text:p>
          </table:table-cell>
          <table:table-cell office:value-type="float" office:value="277166.16600000003" table:style-name="ce35">
            <text:p>277,166</text:p>
          </table:table-cell>
          <table:table-cell office:value-type="float" office:value="9554.6139999999996" table:style-name="ce35">
            <text:p>9,555</text:p>
          </table:table-cell>
          <table:table-cell office:value-type="float" office:value="16859.324000000001" table:style-name="ce35">
            <text:p>16,859</text:p>
          </table:table-cell>
          <table:table-cell office:value-type="float" office:value="14011.237999999999" table:style-name="ce35">
            <text:p>14,011</text:p>
          </table:table-cell>
          <table:table-cell office:value-type="float" office:value="420588.19799999997" table:style-name="ce35">
            <text:p>420,588</text:p>
          </table:table-cell>
          <table:table-cell table:style-name="ce1"/>
          <table:table-cell office:value-type="string" table:style-name="ce32">
            <text:p>Apr 2018 to Mar 2019</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461808.90600000002" table:style-name="ce35">
            <text:p>461,809</text:p>
          </table:table-cell>
          <table:table-cell office:value-type="float" office:value="248276.25599999999" table:style-name="ce35">
            <text:p>248,276</text:p>
          </table:table-cell>
          <table:table-cell office:value-type="float" office:value="130527.56600000001" table:style-name="ce35">
            <text:p>130,528</text:p>
          </table:table-cell>
          <table:table-cell office:value-type="float" office:value="144011.70199999999" table:style-name="ce35">
            <text:p>144,012</text:p>
          </table:table-cell>
          <table:table-cell office:value-type="float" office:value="93691.304000000004" table:style-name="ce35">
            <text:p>93,691</text:p>
          </table:table-cell>
          <table:table-cell office:value-type="float" office:value="1078315.7339999999" table:style-name="ce35">
            <text:p>1,078,316</text:p>
          </table:table-cell>
          <table:table-cell table:number-columns-repeated="16339"/>
        </table:table-row>
        <table:table-row table:style-name="ro3">
          <table:table-cell office:value-type="string" table:style-name="ce32">
            <text:p>Apr 2019 to Mar 2020</text:p>
          </table:table-cell>
          <table:table-cell office:value-type="float" office:value="405520.32" table:style-name="ce33">
            <text:p>405,520</text:p>
          </table:table-cell>
          <table:table-cell office:value-type="float" office:value="534959.83700000006" table:style-name="ce33">
            <text:p>534,960</text:p>
          </table:table-cell>
          <table:table-cell office:value-type="float" office:value="940480.15700000001" table:style-name="ce33">
            <text:p>940,480</text:p>
          </table:table-cell>
          <table:table-cell table:style-name="ce1"/>
          <table:table-cell office:value-type="string" table:style-name="ce32">
            <text:p>Apr 2019 to Mar 2020</text:p>
          </table:table-cell>
          <table:table-cell office:value-type="float" office:value="2419.9760000000001" table:style-name="ce34">
            <text:p>2,420</text:p>
          </table:table-cell>
          <table:table-cell office:value-type="float" office:value="11183.502" table:style-name="ce34">
            <text:p>11,184</text:p>
          </table:table-cell>
          <table:table-cell office:value-type="float" office:value="7256.1779999999999" table:style-name="ce34">
            <text:p>7,256</text:p>
          </table:table-cell>
          <table:table-cell office:value-type="float" office:value="9074.8819999999996" table:style-name="ce34">
            <text:p>9,075</text:p>
          </table:table-cell>
          <table:table-cell office:value-type="float" office:value="13750.446" table:style-name="ce34">
            <text:p>13,750</text:p>
          </table:table-cell>
          <table:table-cell office:value-type="float" office:value="142507.592" table:style-name="ce34">
            <text:p>142,508</text:p>
          </table:table-cell>
          <table:table-cell office:value-type="float" office:value="202762.94200000001" table:style-name="ce34">
            <text:p>202,763</text:p>
          </table:table-cell>
          <table:table-cell office:value-type="float" office:value="11847.026" table:style-name="ce34">
            <text:p>11,847</text:p>
          </table:table-cell>
          <table:table-cell office:value-type="float" office:value="2153.558" table:style-name="ce34">
            <text:p>2,154</text:p>
          </table:table-cell>
          <table:table-cell office:value-type="float" office:value="2564.2179999999998" table:style-name="ce34">
            <text:p>2,564</text:p>
          </table:table-cell>
          <table:table-cell office:value-type="float" office:value="405520.32" table:style-name="ce34">
            <text:p>405,520</text:p>
          </table:table-cell>
          <table:table-cell table:style-name="ce1"/>
          <table:table-cell office:value-type="string" table:style-name="ce32">
            <text:p>Apr 2019 to Mar 2020</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99262.922000000006" table:style-name="ce35">
            <text:p>99,263</text:p>
          </table:table-cell>
          <table:table-cell office:value-type="float" office:value="266465.76799999998" table:style-name="ce35">
            <text:p>266,466</text:p>
          </table:table-cell>
          <table:table-cell office:value-type="float" office:value="9341.2039999999997" table:style-name="ce35">
            <text:p>9,341</text:p>
          </table:table-cell>
          <table:table-cell office:value-type="float" office:value="16479.418000000001" table:style-name="ce35">
            <text:p>16,479</text:p>
          </table:table-cell>
          <table:table-cell office:value-type="float" office:value="13971.008" table:style-name="ce35">
            <text:p>13,971</text:p>
          </table:table-cell>
          <table:table-cell office:value-type="float" office:value="405520.32" table:style-name="ce35">
            <text:p>405,520</text:p>
          </table:table-cell>
          <table:table-cell table:style-name="ce1"/>
          <table:table-cell office:value-type="string" table:style-name="ce32">
            <text:p>Apr 2019 to Mar 2020</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451331.58399999997" table:style-name="ce35">
            <text:p>451,332</text:p>
          </table:table-cell>
          <table:table-cell office:value-type="float" office:value="248588.462" table:style-name="ce35">
            <text:p>248,588</text:p>
          </table:table-cell>
          <table:table-cell office:value-type="float" office:value="128463.842" table:style-name="ce35">
            <text:p>128,464</text:p>
          </table:table-cell>
          <table:table-cell office:value-type="float" office:value="139435.71799999999" table:style-name="ce35">
            <text:p>139,436</text:p>
          </table:table-cell>
          <table:table-cell office:value-type="float" office:value="102100.068" table:style-name="ce35">
            <text:p>102,100</text:p>
          </table:table-cell>
          <table:table-cell office:value-type="float" office:value="1069919.6740000001" table:style-name="ce35">
            <text:p>1,069,920</text:p>
          </table:table-cell>
          <table:table-cell table:number-columns-repeated="16339"/>
        </table:table-row>
        <table:table-row table:style-name="ro3">
          <table:table-cell office:value-type="string" table:style-name="ce32">
            <text:p>Apr 2020 to Mar 2021</text:p>
          </table:table-cell>
          <table:table-cell office:value-type="float" office:value="65760.466" table:style-name="ce33">
            <text:p>65,760</text:p>
          </table:table-cell>
          <table:table-cell office:value-type="float" office:value="148709.693" table:style-name="ce33">
            <text:p>148,710</text:p>
          </table:table-cell>
          <table:table-cell office:value-type="float" office:value="214470.15900000001" table:style-name="ce33">
            <text:p>214,470</text:p>
          </table:table-cell>
          <table:table-cell table:style-name="ce1"/>
          <table:table-cell office:value-type="string" table:style-name="ce32">
            <text:p>Apr 2020 to Mar 2021</text:p>
          </table:table-cell>
          <table:table-cell office:value-type="float" office:value="390.62200000000001" table:style-name="ce34">
            <text:p>391</text:p>
          </table:table-cell>
          <table:table-cell office:value-type="float" office:value="1435.326" table:style-name="ce34">
            <text:p>1,435</text:p>
          </table:table-cell>
          <table:table-cell office:value-type="float" office:value="953.7" table:style-name="ce34">
            <text:p>954</text:p>
          </table:table-cell>
          <table:table-cell office:value-type="float" office:value="1354.5519999999999" table:style-name="ce34">
            <text:p>1,355</text:p>
          </table:table-cell>
          <table:table-cell office:value-type="float" office:value="1898.37" table:style-name="ce34">
            <text:p>1,898</text:p>
          </table:table-cell>
          <table:table-cell office:value-type="float" office:value="25435.074000000001" table:style-name="ce34">
            <text:p>25,435</text:p>
          </table:table-cell>
          <table:table-cell office:value-type="float" office:value="31844.588" table:style-name="ce34">
            <text:p>31,845</text:p>
          </table:table-cell>
          <table:table-cell office:value-type="float" office:value="1861.412" table:style-name="ce34">
            <text:p>1,861</text:p>
          </table:table-cell>
          <table:table-cell office:value-type="float" office:value="267.41399999999999" table:style-name="ce34">
            <text:p>267</text:p>
          </table:table-cell>
          <table:table-cell office:value-type="float" office:value="319.40800000000002" table:style-name="ce34">
            <text:p>319</text:p>
          </table:table-cell>
          <table:table-cell office:value-type="float" office:value="65760.466" table:style-name="ce34">
            <text:p>65,760</text:p>
          </table:table-cell>
          <table:table-cell table:style-name="ce1"/>
          <table:table-cell office:value-type="string" table:style-name="ce32">
            <text:p>Apr 2020 to Mar 2021</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15594.683999999999" table:style-name="ce35">
            <text:p>15,595</text:p>
          </table:table-cell>
          <table:table-cell office:value-type="float" office:value="38348.137999999999" table:style-name="ce35">
            <text:p>38,348</text:p>
          </table:table-cell>
          <table:table-cell office:value-type="float" office:value="3805.0239999999999" table:style-name="ce35">
            <text:p>3,805</text:p>
          </table:table-cell>
          <table:table-cell office:value-type="float" office:value="4244.2139999999999" table:style-name="ce35">
            <text:p>4,244</text:p>
          </table:table-cell>
          <table:table-cell office:value-type="float" office:value="3768.4059999999999" table:style-name="ce35">
            <text:p>3,768</text:p>
          </table:table-cell>
          <table:table-cell office:value-type="float" office:value="65760.466" table:style-name="ce35">
            <text:p>65,760</text:p>
          </table:table-cell>
          <table:table-cell table:style-name="ce1"/>
          <table:table-cell office:value-type="string" table:style-name="ce32">
            <text:p>Apr 2020 to Mar 2021</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126665.068" table:style-name="ce35">
            <text:p>126,665</text:p>
          </table:table-cell>
          <table:table-cell office:value-type="float" office:value="60773.423999999999" table:style-name="ce35">
            <text:p>60,773</text:p>
          </table:table-cell>
          <table:table-cell office:value-type="float" office:value="42645.377999999997" table:style-name="ce35">
            <text:p>42,645</text:p>
          </table:table-cell>
          <table:table-cell office:value-type="float" office:value="36504.686000000002" table:style-name="ce35">
            <text:p>36,505</text:p>
          </table:table-cell>
          <table:table-cell office:value-type="float" office:value="30830.83" table:style-name="ce35">
            <text:p>30,831</text:p>
          </table:table-cell>
          <table:table-cell office:value-type="float" office:value="297419.386" table:style-name="ce35">
            <text:p>297,419</text:p>
          </table:table-cell>
          <table:table-cell table:number-columns-repeated="16339"/>
        </table:table-row>
        <table:table-row table:style-name="ro3">
          <table:table-cell office:value-type="string" table:style-name="ce32">
            <text:p>Apr 2021 to Mar 2022</text:p>
          </table:table-cell>
          <table:table-cell office:value-type="float" office:value="210099.842" table:style-name="ce33">
            <text:p>210,100</text:p>
          </table:table-cell>
          <table:table-cell office:value-type="float" office:value="322224.96299999999" table:style-name="ce33">
            <text:p>322,225</text:p>
          </table:table-cell>
          <table:table-cell office:value-type="float" office:value="532324.80500000005" table:style-name="ce33">
            <text:p>532,325</text:p>
          </table:table-cell>
          <table:table-cell table:style-name="ce1"/>
          <table:table-cell office:value-type="string" table:style-name="ce32">
            <text:p>Apr 2021 to Mar 2022</text:p>
          </table:table-cell>
          <table:table-cell office:value-type="float" office:value="2106.6480000000001" table:style-name="ce34">
            <text:p>2,107</text:p>
          </table:table-cell>
          <table:table-cell office:value-type="float" office:value="6561.7259999999997" table:style-name="ce34">
            <text:p>6,562</text:p>
          </table:table-cell>
          <table:table-cell office:value-type="float" office:value="5095.6940000000004" table:style-name="ce34">
            <text:p>5,096</text:p>
          </table:table-cell>
          <table:table-cell office:value-type="float" office:value="5220.7920000000004" table:style-name="ce34">
            <text:p>5,221</text:p>
          </table:table-cell>
          <table:table-cell office:value-type="float" office:value="7221.6719999999996" table:style-name="ce34">
            <text:p>7,222</text:p>
          </table:table-cell>
          <table:table-cell office:value-type="float" office:value="72844.964000000007" table:style-name="ce34">
            <text:p>72,845</text:p>
          </table:table-cell>
          <table:table-cell office:value-type="float" office:value="99700.59" table:style-name="ce34">
            <text:p>99,701</text:p>
          </table:table-cell>
          <table:table-cell office:value-type="float" office:value="7807.4139999999998" table:style-name="ce34">
            <text:p>7,807</text:p>
          </table:table-cell>
          <table:table-cell office:value-type="float" office:value="1354.8779999999999" table:style-name="ce34">
            <text:p>1,355</text:p>
          </table:table-cell>
          <table:table-cell office:value-type="float" office:value="2185.4639999999999" table:style-name="ce34">
            <text:p>2,185</text:p>
          </table:table-cell>
          <table:table-cell office:value-type="float" office:value="210099.842" table:style-name="ce34">
            <text:p>210,100</text:p>
          </table:table-cell>
          <table:table-cell table:style-name="ce1"/>
          <table:table-cell office:value-type="string" table:style-name="ce32">
            <text:p>Apr 2021 to Mar 2022</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49806.14" table:style-name="ce35">
            <text:p>49,806</text:p>
          </table:table-cell>
          <table:table-cell office:value-type="float" office:value="134095.93400000001" table:style-name="ce35">
            <text:p>134,096</text:p>
          </table:table-cell>
          <table:table-cell office:value-type="float" office:value="7312.5780000000004" table:style-name="ce35">
            <text:p>7,313</text:p>
          </table:table-cell>
          <table:table-cell office:value-type="float" office:value="10036.798000000001" table:style-name="ce35">
            <text:p>10,037</text:p>
          </table:table-cell>
          <table:table-cell office:value-type="float" office:value="8848.3919999999998" table:style-name="ce35">
            <text:p>8,848</text:p>
          </table:table-cell>
          <table:table-cell office:value-type="float" office:value="210099.842" table:style-name="ce35">
            <text:p>210,100</text:p>
          </table:table-cell>
          <table:table-cell table:style-name="ce40"/>
          <table:table-cell office:value-type="string" table:style-name="ce32">
            <text:p>Apr 2021 to Mar 2022</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275822.712" table:style-name="ce35">
            <text:p>275,823</text:p>
          </table:table-cell>
          <table:table-cell office:value-type="float" office:value="136912.91800000001" table:style-name="ce35">
            <text:p>136,913</text:p>
          </table:table-cell>
          <table:table-cell office:value-type="float" office:value="85119.54" table:style-name="ce35">
            <text:p>85,120</text:p>
          </table:table-cell>
          <table:table-cell office:value-type="float" office:value="80106.903999999995" table:style-name="ce35">
            <text:p>80,107</text:p>
          </table:table-cell>
          <table:table-cell office:value-type="float" office:value="66487.851999999999" table:style-name="ce35">
            <text:p>66,488</text:p>
          </table:table-cell>
          <table:table-cell office:value-type="float" office:value="644449.92599999998" table:style-name="ce35">
            <text:p>644,450</text:p>
          </table:table-cell>
          <table:table-cell table:number-columns-repeated="16339"/>
        </table:table-row>
        <table:table-row table:style-name="ro3">
          <table:table-cell office:value-type="string" table:style-name="ce32">
            <text:p>Apr 2022 to Mar 2023 [b]</text:p>
          </table:table-cell>
          <table:table-cell office:value-type="float" office:value="303070.03600000002" table:style-name="ce33">
            <text:p>303,070</text:p>
          </table:table-cell>
          <table:table-cell office:value-type="float" office:value="497429.00900000002" table:style-name="ce33">
            <text:p>497,429</text:p>
          </table:table-cell>
          <table:table-cell office:value-type="float" office:value="800499.04500000004" table:style-name="ce33">
            <text:p>800,499</text:p>
          </table:table-cell>
          <table:table-cell table:style-name="ce1"/>
          <table:table-cell office:value-type="string" table:style-name="ce32">
            <text:p>Apr 2022 to Mar 2023 [b]</text:p>
          </table:table-cell>
          <table:table-cell office:value-type="float" office:value="2839.8359999999998" table:style-name="ce34">
            <text:p>2,840</text:p>
          </table:table-cell>
          <table:table-cell office:value-type="float" office:value="8427.9639999999999" table:style-name="ce34">
            <text:p>8,428</text:p>
          </table:table-cell>
          <table:table-cell office:value-type="float" office:value="7174.7219999999998" table:style-name="ce34">
            <text:p>7,175</text:p>
          </table:table-cell>
          <table:table-cell office:value-type="float" office:value="7932.5959999999995" table:style-name="ce34">
            <text:p>7,933</text:p>
          </table:table-cell>
          <table:table-cell office:value-type="float" office:value="9796.8520000000008" table:style-name="ce34">
            <text:p>9,797</text:p>
          </table:table-cell>
          <table:table-cell office:value-type="float" office:value="105053.212" table:style-name="ce34">
            <text:p>105,053</text:p>
          </table:table-cell>
          <table:table-cell office:value-type="float" office:value="145096.03" table:style-name="ce34">
            <text:p>145,096</text:p>
          </table:table-cell>
          <table:table-cell office:value-type="float" office:value="11441.574000000001" table:style-name="ce34">
            <text:p>11,442</text:p>
          </table:table-cell>
          <table:table-cell office:value-type="float" office:value="2073.0259999999998" table:style-name="ce34">
            <text:p>2,073</text:p>
          </table:table-cell>
          <table:table-cell office:value-type="float" office:value="3234.2240000000002" table:style-name="ce34">
            <text:p>3,234</text:p>
          </table:table-cell>
          <table:table-cell office:value-type="float" office:value="303070.03600000002" table:style-name="ce34">
            <text:p>303,070</text:p>
          </table:table-cell>
          <table:table-cell table:style-name="ce1"/>
          <table:table-cell office:value-type="string" table:style-name="ce32">
            <text:p>Apr 2022 to Mar 2023 [b]</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75608.168000000005" table:style-name="ce35">
            <text:p>75,608</text:p>
          </table:table-cell>
          <table:table-cell office:value-type="float" office:value="194275.30600000001" table:style-name="ce35">
            <text:p>194,275</text:p>
          </table:table-cell>
          <table:table-cell office:value-type="float" office:value="8685.7199999999993" table:style-name="ce35">
            <text:p>8,686</text:p>
          </table:table-cell>
          <table:table-cell office:value-type="float" office:value="12594.564" table:style-name="ce35">
            <text:p>12,595</text:p>
          </table:table-cell>
          <table:table-cell office:value-type="float" office:value="11906.278" table:style-name="ce35">
            <text:p>11,906</text:p>
          </table:table-cell>
          <table:table-cell office:value-type="float" office:value="303070.03600000002" table:style-name="ce35">
            <text:p>303,070</text:p>
          </table:table-cell>
          <table:table-cell table:style-name="ce1"/>
          <table:table-cell office:value-type="string" table:style-name="ce32">
            <text:p>Apr 2022 to Mar 2023 [b]</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402480.19799999997" table:style-name="ce35">
            <text:p>402,480</text:p>
          </table:table-cell>
          <table:table-cell office:value-type="float" office:value="278022.86200000002" table:style-name="ce35">
            <text:p>278,023</text:p>
          </table:table-cell>
          <table:table-cell office:value-type="float" office:value="124647.07799999999" table:style-name="ce35">
            <text:p>124,647</text:p>
          </table:table-cell>
          <table:table-cell office:value-type="float" office:value="97777.12" table:style-name="ce35">
            <text:p>97,777</text:p>
          </table:table-cell>
          <table:table-cell office:value-type="float" office:value="91930.76" table:style-name="ce35">
            <text:p>91,931</text:p>
          </table:table-cell>
          <table:table-cell office:value-type="float" office:value="994858.01800000004" table:style-name="ce35">
            <text:p>994,858</text:p>
          </table:table-cell>
          <table:table-cell table:number-columns-repeated="16339"/>
        </table:table-row>
        <table:table-row table:style-name="ro3">
          <table:table-cell office:value-type="string" table:style-name="ce32">
            <text:p>Apr 2023 to Mar 2024</text:p>
          </table:table-cell>
          <table:table-cell office:value-type="float" office:value="344888.136" table:style-name="ce33">
            <text:p>344,888</text:p>
          </table:table-cell>
          <table:table-cell office:value-type="float" office:value="607021.07999999996" table:style-name="ce33">
            <text:p>607,021</text:p>
          </table:table-cell>
          <table:table-cell office:value-type="float" office:value="951909.21600000001" table:style-name="ce33">
            <text:p>951,909</text:p>
          </table:table-cell>
          <table:table-cell table:style-name="ce1"/>
          <table:table-cell office:value-type="string" table:style-name="ce32">
            <text:p>Apr 2023 to Mar 2024</text:p>
          </table:table-cell>
          <table:table-cell office:value-type="float" office:value="2916.692" table:style-name="ce34">
            <text:p>2,917</text:p>
          </table:table-cell>
          <table:table-cell office:value-type="float" office:value="9676.7520000000004" table:style-name="ce34">
            <text:p>9,677</text:p>
          </table:table-cell>
          <table:table-cell office:value-type="float" office:value="7679.0219999999999" table:style-name="ce34">
            <text:p>7,679</text:p>
          </table:table-cell>
          <table:table-cell office:value-type="float" office:value="8454.3559999999998" table:style-name="ce34">
            <text:p>8,454</text:p>
          </table:table-cell>
          <table:table-cell office:value-type="float" office:value="11178.718000000001" table:style-name="ce34">
            <text:p>11,179</text:p>
          </table:table-cell>
          <table:table-cell office:value-type="float" office:value="121149.71400000001" table:style-name="ce34">
            <text:p>121,150</text:p>
          </table:table-cell>
          <table:table-cell office:value-type="float" office:value="165515.30799999999" table:style-name="ce34">
            <text:p>165,515</text:p>
          </table:table-cell>
          <table:table-cell office:value-type="float" office:value="12524.914000000001" table:style-name="ce34">
            <text:p>12,525</text:p>
          </table:table-cell>
          <table:table-cell office:value-type="float" office:value="2294.67" table:style-name="ce34">
            <text:p>2,295</text:p>
          </table:table-cell>
          <table:table-cell office:value-type="float" office:value="3497.99" table:style-name="ce34">
            <text:p>3,498</text:p>
          </table:table-cell>
          <table:table-cell office:value-type="float" office:value="344888.136" table:style-name="ce34">
            <text:p>344,888</text:p>
          </table:table-cell>
          <table:table-cell table:style-name="ce1"/>
          <table:table-cell office:value-type="string" table:style-name="ce32">
            <text:p>Apr 2023 to Mar 2024</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87719.101999999999" table:style-name="ce35">
            <text:p>87,719</text:p>
          </table:table-cell>
          <table:table-cell office:value-type="float" office:value="219615.024" table:style-name="ce35">
            <text:p>219,615</text:p>
          </table:table-cell>
          <table:table-cell office:value-type="float" office:value="10046.84" table:style-name="ce35">
            <text:p>10,047</text:p>
          </table:table-cell>
          <table:table-cell office:value-type="float" office:value="14085.046" table:style-name="ce35">
            <text:p>14,085</text:p>
          </table:table-cell>
          <table:table-cell office:value-type="float" office:value="13422.124" table:style-name="ce35">
            <text:p>13,422</text:p>
          </table:table-cell>
          <table:table-cell office:value-type="float" office:value="344888.136" table:style-name="ce35">
            <text:p>344,888</text:p>
          </table:table-cell>
          <table:table-cell table:style-name="ce1"/>
          <table:table-cell office:value-type="string" table:style-name="ce32">
            <text:p>Apr 2023 to Mar 2024</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481925.29800000001" table:style-name="ce35">
            <text:p>481,925</text:p>
          </table:table-cell>
          <table:table-cell office:value-type="float" office:value="352600.52799999999" table:style-name="ce35">
            <text:p>352,601</text:p>
          </table:table-cell>
          <table:table-cell office:value-type="float" office:value="154611.10800000001" table:style-name="ce35">
            <text:p>154,611</text:p>
          </table:table-cell>
          <table:table-cell office:value-type="float" office:value="108148.17" table:style-name="ce35">
            <text:p>108,148</text:p>
          </table:table-cell>
          <table:table-cell office:value-type="float" office:value="116757.056" table:style-name="ce35">
            <text:p>116,757</text:p>
          </table:table-cell>
          <table:table-cell office:value-type="float" office:value="1214042.1599999999" table:style-name="ce35">
            <text:p>1,214,042</text:p>
          </table:table-cell>
          <table:table-cell table:number-columns-repeated="16339"/>
        </table:table-row>
        <table:table-row table:style-name="ro3">
          <table:table-cell office:value-type="string" table:style-name="ce32">
            <text:p>Apr 2024 to Mar 2025</text:p>
          </table:table-cell>
          <table:table-cell office:value-type="float" office:value="370485.97200000001" table:style-name="ce33">
            <text:p>370,486</text:p>
          </table:table-cell>
          <table:table-cell office:value-type="float" office:value="638183.45200000005" table:style-name="ce33">
            <text:p>638,183</text:p>
          </table:table-cell>
          <table:table-cell office:value-type="float" office:value="1008669.424" table:style-name="ce33">
            <text:p>1,008,669</text:p>
          </table:table-cell>
          <table:table-cell table:style-name="ce1"/>
          <table:table-cell office:value-type="string" table:style-name="ce32">
            <text:p>Apr 2024 to Mar 2025</text:p>
          </table:table-cell>
          <table:table-cell office:value-type="float" office:value="3357.2379999999998" table:style-name="ce34">
            <text:p>3,357</text:p>
          </table:table-cell>
          <table:table-cell office:value-type="float" office:value="10537.106" table:style-name="ce34">
            <text:p>10,537</text:p>
          </table:table-cell>
          <table:table-cell office:value-type="float" office:value="8796.18" table:style-name="ce34">
            <text:p>8,796</text:p>
          </table:table-cell>
          <table:table-cell office:value-type="float" office:value="8974.57" table:style-name="ce34">
            <text:p>8,975</text:p>
          </table:table-cell>
          <table:table-cell office:value-type="float" office:value="11973.982" table:style-name="ce34">
            <text:p>11,974</text:p>
          </table:table-cell>
          <table:table-cell office:value-type="float" office:value="128077.352" table:style-name="ce34">
            <text:p>128,077</text:p>
          </table:table-cell>
          <table:table-cell office:value-type="float" office:value="179344.098" table:style-name="ce34">
            <text:p>179,344</text:p>
          </table:table-cell>
          <table:table-cell office:value-type="float" office:value="13251.984" table:style-name="ce34">
            <text:p>13,252</text:p>
          </table:table-cell>
          <table:table-cell office:value-type="float" office:value="2381.1019999999999" table:style-name="ce34">
            <text:p>2,381</text:p>
          </table:table-cell>
          <table:table-cell office:value-type="float" office:value="3792.36" table:style-name="ce34">
            <text:p>3,792</text:p>
          </table:table-cell>
          <table:table-cell office:value-type="float" office:value="370485.97200000001" table:style-name="ce34">
            <text:p>370,486</text:p>
          </table:table-cell>
          <table:table-cell table:style-name="ce1"/>
          <table:table-cell office:value-type="string" table:style-name="ce32">
            <text:p>Apr 2024 to Mar 2025</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95155.945999999996" table:style-name="ce35">
            <text:p>95,156</text:p>
          </table:table-cell>
          <table:table-cell office:value-type="float" office:value="235274.35800000001" table:style-name="ce35">
            <text:p>235,274</text:p>
          </table:table-cell>
          <table:table-cell office:value-type="float" office:value="10288.454" table:style-name="ce35">
            <text:p>10,288</text:p>
          </table:table-cell>
          <table:table-cell office:value-type="float" office:value="15138.476000000001" table:style-name="ce35">
            <text:p>15,138</text:p>
          </table:table-cell>
          <table:table-cell office:value-type="float" office:value="14628.737999999999" table:style-name="ce35">
            <text:p>14,629</text:p>
          </table:table-cell>
          <table:table-cell office:value-type="float" office:value="370485.97200000001" table:style-name="ce35">
            <text:p>370,486</text:p>
          </table:table-cell>
          <table:table-cell table:style-name="ce1"/>
          <table:table-cell office:value-type="string" table:style-name="ce32">
            <text:p>Apr 2024 to Mar 2025</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9">
            <text:p>[z]</text:p>
          </table:table-cell>
          <table:table-cell office:value-type="float" office:value="502909.93400000001" table:style-name="ce35">
            <text:p>502,910</text:p>
          </table:table-cell>
          <table:table-cell office:value-type="float" office:value="377338.89" table:style-name="ce35">
            <text:p>377,339</text:p>
          </table:table-cell>
          <table:table-cell office:value-type="float" office:value="152001.11799999999" table:style-name="ce35">
            <text:p>152,001</text:p>
          </table:table-cell>
          <table:table-cell office:value-type="float" office:value="114428.8" table:style-name="ce35">
            <text:p>114,429</text:p>
          </table:table-cell>
          <table:table-cell office:value-type="float" office:value="129688.162" table:style-name="ce35">
            <text:p>129,688</text:p>
          </table:table-cell>
          <table:table-cell office:value-type="float" office:value="1276366.9040000001" table:style-name="ce35">
            <text:p>1,276,367</text:p>
          </table:table-cell>
          <table:table-cell table:number-columns-repeated="16339"/>
        </table:table-row>
        <table:table-row table:style-name="ro12">
          <table:table-cell table:number-columns-repeated="16384" table:style-name="ce1"/>
        </table:table-row>
        <table:table-row table:number-rows-repeated="1048539" table:style-name="ro13">
          <table:table-cell table:number-columns-repeated="16384"/>
        </table:table-row>
      </table:table>
      <table:database-ranges>
        <table:database-range table:target-range-address="Notes.A3:Notes.B6" table:name="notes_table_1550">
          <table:sort>
            <table:sort-by table:field-number="0"/>
          </table:sort>
        </table:database-range>
        <table:database-range table:target-range-address="1550_journeys_london.A6:1550_journeys_london.D36" table:name="table_1550a_number_of_passenger_journeys_for_london"/>
        <table:database-range table:target-range-address="1550_journeys_london.F6:1550_journeys_london.Q36" table:name="table_1550b_number_of_london_passenger_journeys_to_or_from_other_regions"/>
        <table:database-range table:target-range-address="1550_journeys_london.S6:1550_journeys_london.AE36" table:name="table_1550c_number_of_passenger_journeys_to_or_from_other_regions_by_international_territorial_level_2_boundaries_in_london"/>
        <table:database-range table:target-range-address="1550_journeys_london.AG6:1550_journeys_london.AS36" table:name="table_1550d_number_of_passenger_journeys_within_london_by_international_territorial_level_2_boundary"/>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0" number:min-decimal-places="0" number:min-integer-digits="1" number:grouping="true"/>
    </number:number-style>
    <style:style style:name="cf1" style:family="table-cell" style:data-style-name="N0">
      <style:table-cell-properties fo:background-color="#FFD966"/>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Table 1550: Regional passenger journeys, London</dc:title>
    <dc:description/>
    <dc:subject/>
    <meta:keyword>London</meta:keyword>
    <meta:keyword> Regional usage</meta:keyword>
    <meta:initial-creator>Office of Rail and Road</meta:initial-creator>
    <dc:creator>Al-Ajeel, Laith</dc:creator>
    <meta:creation-date>2021-12-08T00:45:53Z</meta:creation-date>
    <dc:date>2025-12-02T10:41:20Z</dc:date>
  </office:meta>
</office:document-meta>
</file>